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7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0:28 6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9.96922" calcext:value-type="float">
            <text:p>699,96922</text:p>
          </table:table-cell>
          <table:table-cell office:value-type="float" office:value="1300" calcext:value-type="float">
            <text:p>1300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table:formula="of:=AVERAGE([.C2:.C2010])" office:value-type="float" office:value="1313.35714285714" calcext:value-type="float">
            <text:p>1313,3571428572</text:p>
          </table:table-cell>
          <table:table-cell table:formula="of:=AVERAGE([.D2:.D2010])" office:value-type="float" office:value="3120.02564102564" calcext:value-type="float">
            <text:p>3120,0256410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8102" calcext:value-type="float">
            <text:p>799,98102</text:p>
          </table:table-cell>
          <table:table-cell office:value-type="float" office:value="1299" calcext:value-type="float">
            <text:p>1299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table:formula="of:=COM.MICROSOFT.STDEV.P([.C2:.C2010])" office:value-type="float" office:value="15.9241193535065" calcext:value-type="float">
            <text:p>15,9241193535</text:p>
          </table:table-cell>
          <table:table-cell table:formula="of:=COM.MICROSOFT.STDEV.P([.D2:.D2010])" office:value-type="float" office:value="14.7733574312189" calcext:value-type="float">
            <text:p>14,7733574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7334" calcext:value-type="float">
            <text:p>899,97334</text:p>
          </table:table-cell>
          <table:table-cell office:value-type="float" office:value="1289" calcext:value-type="float">
            <text:p>1289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8264" calcext:value-type="float">
            <text:p>999,98264</text:p>
          </table:table-cell>
          <table:table-cell office:value-type="float" office:value="1331" calcext:value-type="float">
            <text:p>133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142" calcext:value-type="float">
            <text:p>1099,99142</text:p>
          </table:table-cell>
          <table:table-cell office:value-type="float" office:value="1313" calcext:value-type="float">
            <text:p>1313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8406" calcext:value-type="float">
            <text:p>1199,98406</text:p>
          </table:table-cell>
          <table:table-cell office:value-type="float" office:value="1300" calcext:value-type="float">
            <text:p>1300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8148" calcext:value-type="float">
            <text:p>1299,98148</text:p>
          </table:table-cell>
          <table:table-cell office:value-type="float" office:value="1311" calcext:value-type="float">
            <text:p>131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9482" calcext:value-type="float">
            <text:p>1399,99482</text:p>
          </table:table-cell>
          <table:table-cell office:value-type="float" office:value="1300" calcext:value-type="float">
            <text:p>1300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7574" calcext:value-type="float">
            <text:p>1499,97574</text:p>
          </table:table-cell>
          <table:table-cell office:value-type="float" office:value="1321" calcext:value-type="float">
            <text:p>1321</text:p>
          </table:table-cell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047" calcext:value-type="float">
            <text:p>1600,0047</text:p>
          </table:table-cell>
          <table:table-cell office:value-type="float" office:value="1304" calcext:value-type="float">
            <text:p>1304</text:p>
          </table:table-cell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7572" calcext:value-type="float">
            <text:p>1699,97572</text:p>
          </table:table-cell>
          <table:table-cell office:value-type="float" office:value="1330" calcext:value-type="float">
            <text:p>1330</text:p>
          </table:table-cell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474" calcext:value-type="float">
            <text:p>1799,99474</text:p>
          </table:table-cell>
          <table:table-cell office:value-type="float" office:value="1296" calcext:value-type="float">
            <text:p>129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7708" calcext:value-type="float">
            <text:p>1899,97708</text:p>
          </table:table-cell>
          <table:table-cell office:value-type="float" office:value="1327" calcext:value-type="float">
            <text:p>1327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7858" calcext:value-type="float">
            <text:p>1999,97858</text:p>
          </table:table-cell>
          <table:table-cell office:value-type="float" office:value="1327" calcext:value-type="float">
            <text:p>1327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0882" calcext:value-type="float">
            <text:p>2100,00882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912" calcext:value-type="float">
            <text:p>2199,99912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9848" calcext:value-type="float">
            <text:p>2299,99848</text:p>
          </table:table-cell>
          <table:table-cell office:value-type="float" office:value="1300" calcext:value-type="float">
            <text:p>1300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7872" calcext:value-type="float">
            <text:p>2399,97872</text:p>
          </table:table-cell>
          <table:table-cell office:value-type="float" office:value="1296" calcext:value-type="float">
            <text:p>129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7164" calcext:value-type="float">
            <text:p>2499,97164</text:p>
          </table:table-cell>
          <table:table-cell office:value-type="float" office:value="1322" calcext:value-type="float">
            <text:p>1322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552" calcext:value-type="float">
            <text:p>2599,99552</text:p>
          </table:table-cell>
          <table:table-cell office:value-type="float" office:value="1312" calcext:value-type="float">
            <text:p>1312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9012" calcext:value-type="float">
            <text:p>2699,99012</text:p>
          </table:table-cell>
          <table:table-cell office:value-type="float" office:value="1309" calcext:value-type="float">
            <text:p>1309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0206" calcext:value-type="float">
            <text:p>2800,00206</text:p>
          </table:table-cell>
          <table:table-cell office:value-type="float" office:value="1331" calcext:value-type="float">
            <text:p>1331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842" calcext:value-type="float">
            <text:p>2899,9842</text:p>
          </table:table-cell>
          <table:table-cell office:value-type="float" office:value="1297" calcext:value-type="float">
            <text:p>1297</text:p>
          </table:table-cell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7848" calcext:value-type="float">
            <text:p>2999,97848</text:p>
          </table:table-cell>
          <table:table-cell office:value-type="float" office:value="1313" calcext:value-type="float">
            <text:p>1313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7758" calcext:value-type="float">
            <text:p>3099,97758</text:p>
          </table:table-cell>
          <table:table-cell office:value-type="float" office:value="1297" calcext:value-type="float">
            <text:p>1297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8082" calcext:value-type="float">
            <text:p>3199,98082</text:p>
          </table:table-cell>
          <table:table-cell office:value-type="float" office:value="1309" calcext:value-type="float">
            <text:p>1309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8338" calcext:value-type="float">
            <text:p>3299,98338</text:p>
          </table:table-cell>
          <table:table-cell office:value-type="float" office:value="1280" calcext:value-type="float">
            <text:p>128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6986" calcext:value-type="float">
            <text:p>3399,96986</text:p>
          </table:table-cell>
          <table:table-cell office:value-type="float" office:value="1331" calcext:value-type="float">
            <text:p>1331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9042" calcext:value-type="float">
            <text:p>3499,99042</text:p>
          </table:table-cell>
          <table:table-cell office:value-type="float" office:value="1284" calcext:value-type="float">
            <text:p>1284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7706" calcext:value-type="float">
            <text:p>3599,97706</text:p>
          </table:table-cell>
          <table:table-cell office:value-type="float" office:value="1313" calcext:value-type="float">
            <text:p>1313</text:p>
          </table:table-cell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7848" calcext:value-type="float">
            <text:p>3699,97848</text:p>
          </table:table-cell>
          <table:table-cell office:value-type="float" office:value="1298" calcext:value-type="float">
            <text:p>1298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9046" calcext:value-type="float">
            <text:p>3799,99046</text:p>
          </table:table-cell>
          <table:table-cell office:value-type="float" office:value="1327" calcext:value-type="float">
            <text:p>1327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808" calcext:value-type="float">
            <text:p>3899,9808</text:p>
          </table:table-cell>
          <table:table-cell office:value-type="float" office:value="1322" calcext:value-type="float">
            <text:p>1322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3172" calcext:value-type="float">
            <text:p>4000,03172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8006" calcext:value-type="float">
            <text:p>4099,98006</text:p>
          </table:table-cell>
          <table:table-cell office:value-type="float" office:value="1313" calcext:value-type="float">
            <text:p>1313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16" calcext:value-type="float">
            <text:p>4200,016</text:p>
          </table:table-cell>
          <table:table-cell office:value-type="float" office:value="1305" calcext:value-type="float">
            <text:p>1305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7756" calcext:value-type="float">
            <text:p>4299,97756</text:p>
          </table:table-cell>
          <table:table-cell office:value-type="float" office:value="1292" calcext:value-type="float">
            <text:p>1292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8204" calcext:value-type="float">
            <text:p>4399,98204</text:p>
          </table:table-cell>
          <table:table-cell office:value-type="float" office:value="1297" calcext:value-type="float">
            <text:p>129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9942" calcext:value-type="float">
            <text:p>4499,99942</text:p>
          </table:table-cell>
          <table:table-cell office:value-type="float" office:value="1331" calcext:value-type="float">
            <text:p>1331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738" calcext:value-type="float">
            <text:p>4599,9738</text:p>
          </table:table-cell>
          <table:table-cell office:value-type="float" office:value="1284" calcext:value-type="float">
            <text:p>1284</text:p>
          </table:table-cell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9976" calcext:value-type="float">
            <text:p>4699,99976</text:p>
          </table:table-cell>
          <table:table-cell office:value-type="float" office:value="1313" calcext:value-type="float">
            <text:p>1313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8084" calcext:value-type="float">
            <text:p>4799,98084</text:p>
          </table:table-cell>
          <table:table-cell office:value-type="float" office:value="1317" calcext:value-type="float">
            <text:p>131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7672" calcext:value-type="float">
            <text:p>4899,97672</text:p>
          </table:table-cell>
          <table:table-cell office:value-type="float" office:value="1327" calcext:value-type="float">
            <text:p>1327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596" calcext:value-type="float">
            <text:p>4999,99596</text:p>
          </table:table-cell>
          <table:table-cell office:value-type="float" office:value="1296" calcext:value-type="float">
            <text:p>1296</text:p>
          </table:table-cell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8198" calcext:value-type="float">
            <text:p>5099,98198</text:p>
          </table:table-cell>
          <table:table-cell office:value-type="float" office:value="1274" calcext:value-type="float">
            <text:p>1274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0534" calcext:value-type="float">
            <text:p>5200,00534</text:p>
          </table:table-cell>
          <table:table-cell office:value-type="float" office:value="1313" calcext:value-type="float">
            <text:p>1313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729" calcext:value-type="float">
            <text:p>5299,9729</text:p>
          </table:table-cell>
          <table:table-cell office:value-type="float" office:value="1296" calcext:value-type="float">
            <text:p>1296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2668" calcext:value-type="float">
            <text:p>5400,02668</text:p>
          </table:table-cell>
          <table:table-cell office:value-type="float" office:value="1296" calcext:value-type="float">
            <text:p>1296</text:p>
          </table:table-cell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298" calcext:value-type="float">
            <text:p>5500,00298</text:p>
          </table:table-cell>
          <table:table-cell office:value-type="float" office:value="1296" calcext:value-type="float">
            <text:p>129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7394" calcext:value-type="float">
            <text:p>5599,97394</text:p>
          </table:table-cell>
          <table:table-cell office:value-type="float" office:value="1296" calcext:value-type="float">
            <text:p>1296</text:p>
          </table:table-cell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7576" calcext:value-type="float">
            <text:p>5699,97576</text:p>
          </table:table-cell>
          <table:table-cell office:value-type="float" office:value="1329" calcext:value-type="float">
            <text:p>1329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7784" calcext:value-type="float">
            <text:p>5799,97784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7196" calcext:value-type="float">
            <text:p>5900,07196</text:p>
          </table:table-cell>
          <table:table-cell office:value-type="float" office:value="1311" calcext:value-type="float">
            <text:p>131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7468" calcext:value-type="float">
            <text:p>5999,97468</text:p>
          </table:table-cell>
          <table:table-cell office:value-type="float" office:value="1331" calcext:value-type="float">
            <text:p>1331</text:p>
          </table:table-cell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758" calcext:value-type="float">
            <text:p>6099,9758</text:p>
          </table:table-cell>
          <table:table-cell office:value-type="float" office:value="1292" calcext:value-type="float">
            <text:p>1292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0244" calcext:value-type="float">
            <text:p>6200,0024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7406" calcext:value-type="float">
            <text:p>6299,97406</text:p>
          </table:table-cell>
          <table:table-cell office:value-type="float" office:value="1313" calcext:value-type="float">
            <text:p>1313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8188" calcext:value-type="float">
            <text:p>6399,98188</text:p>
          </table:table-cell>
          <table:table-cell office:value-type="float" office:value="1312" calcext:value-type="float">
            <text:p>1312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8534" calcext:value-type="float">
            <text:p>6499,98534</text:p>
          </table:table-cell>
          <table:table-cell office:value-type="float" office:value="1297" calcext:value-type="float">
            <text:p>1297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895" calcext:value-type="float">
            <text:p>6599,9895</text:p>
          </table:table-cell>
          <table:table-cell office:value-type="float" office:value="1313" calcext:value-type="float">
            <text:p>1313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0636" calcext:value-type="float">
            <text:p>6700,00636</text:p>
          </table:table-cell>
          <table:table-cell office:value-type="float" office:value="1283" calcext:value-type="float">
            <text:p>1283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964" calcext:value-type="float">
            <text:p>6799,9964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1692" calcext:value-type="float">
            <text:p>6900,01692</text:p>
          </table:table-cell>
          <table:table-cell office:value-type="float" office:value="1324" calcext:value-type="float">
            <text:p>1324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7232" calcext:value-type="float">
            <text:p>6999,97232</text:p>
          </table:table-cell>
          <table:table-cell office:value-type="float" office:value="1293" calcext:value-type="float">
            <text:p>129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7918" calcext:value-type="float">
            <text:p>7099,97918</text:p>
          </table:table-cell>
          <table:table-cell office:value-type="float" office:value="1330" calcext:value-type="float">
            <text:p>1330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208" calcext:value-type="float">
            <text:p>7199,99208</text:p>
          </table:table-cell>
          <table:table-cell office:value-type="float" office:value="1308" calcext:value-type="float">
            <text:p>1308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7168" calcext:value-type="float">
            <text:p>7299,97168</text:p>
          </table:table-cell>
          <table:table-cell office:value-type="float" office:value="1313" calcext:value-type="float">
            <text:p>1313</text:p>
          </table:table-cell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7968" calcext:value-type="float">
            <text:p>7399,97968</text:p>
          </table:table-cell>
          <table:table-cell office:value-type="float" office:value="1291" calcext:value-type="float">
            <text:p>129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8852" calcext:value-type="float">
            <text:p>7499,98852</text:p>
          </table:table-cell>
          <table:table-cell office:value-type="float" office:value="1314" calcext:value-type="float">
            <text:p>1314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8012" calcext:value-type="float">
            <text:p>7599,98012</text:p>
          </table:table-cell>
          <table:table-cell office:value-type="float" office:value="1310" calcext:value-type="float">
            <text:p>131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7128" calcext:value-type="float">
            <text:p>7699,97128</text:p>
          </table:table-cell>
          <table:table-cell office:value-type="float" office:value="1331" calcext:value-type="float">
            <text:p>1331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0116" calcext:value-type="float">
            <text:p>7800,00116</text:p>
          </table:table-cell>
          <table:table-cell office:value-type="float" office:value="1296" calcext:value-type="float">
            <text:p>1296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698" calcext:value-type="float">
            <text:p>7899,9698</text:p>
          </table:table-cell>
          <table:table-cell office:value-type="float" office:value="1331" calcext:value-type="float">
            <text:p>1331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6866" calcext:value-type="float">
            <text:p>7999,96866</text:p>
          </table:table-cell>
          <table:table-cell office:value-type="float" office:value="1329" calcext:value-type="float">
            <text:p>1329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0196" calcext:value-type="float">
            <text:p>8100,00196</text:p>
          </table:table-cell>
          <table:table-cell office:value-type="float" office:value="1326" calcext:value-type="float">
            <text:p>1326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484" calcext:value-type="float">
            <text:p>8199,98484</text:p>
          </table:table-cell>
          <table:table-cell office:value-type="float" office:value="1314" calcext:value-type="float">
            <text:p>1314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205" calcext:value-type="float">
            <text:p>8300,0205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168" calcext:value-type="float">
            <text:p>8399,98168</text:p>
          </table:table-cell>
          <table:table-cell office:value-type="float" office:value="1327" calcext:value-type="float">
            <text:p>1327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7672" calcext:value-type="float">
            <text:p>8499,97672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675" calcext:value-type="float">
            <text:p>8599,9675</text:p>
          </table:table-cell>
          <table:table-cell office:value-type="float" office:value="1330" calcext:value-type="float">
            <text:p>133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9554" calcext:value-type="float">
            <text:p>8699,99554</text:p>
          </table:table-cell>
          <table:table-cell office:value-type="float" office:value="1299" calcext:value-type="float">
            <text:p>1299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0114" calcext:value-type="float">
            <text:p>8800,00114</text:p>
          </table:table-cell>
          <table:table-cell office:value-type="float" office:value="1331" calcext:value-type="float">
            <text:p>133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7966" calcext:value-type="float">
            <text:p>8899,97966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738" calcext:value-type="float">
            <text:p>9000,00738</text:p>
          </table:table-cell>
          <table:table-cell office:value-type="float" office:value="1297" calcext:value-type="float">
            <text:p>1297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7232" calcext:value-type="float">
            <text:p>9099,97232</text:p>
          </table:table-cell>
          <table:table-cell office:value-type="float" office:value="1331" calcext:value-type="float">
            <text:p>1331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7926" calcext:value-type="float">
            <text:p>9199,97926</text:p>
          </table:table-cell>
          <table:table-cell office:value-type="float" office:value="1328" calcext:value-type="float">
            <text:p>1328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196" calcext:value-type="float">
            <text:p>9299,99196</text:p>
          </table:table-cell>
          <table:table-cell office:value-type="float" office:value="1297" calcext:value-type="float">
            <text:p>1297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7828" calcext:value-type="float">
            <text:p>9399,97828</text:p>
          </table:table-cell>
          <table:table-cell office:value-type="float" office:value="1327" calcext:value-type="float">
            <text:p>132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9512" calcext:value-type="float">
            <text:p>9499,99512</text:p>
          </table:table-cell>
          <table:table-cell office:value-type="float" office:value="1283" calcext:value-type="float">
            <text:p>1283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8052" calcext:value-type="float">
            <text:p>9599,98052</text:p>
          </table:table-cell>
          <table:table-cell office:value-type="float" office:value="1300" calcext:value-type="float">
            <text:p>130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1314" calcext:value-type="float">
            <text:p>9700,01314</text:p>
          </table:table-cell>
          <table:table-cell office:value-type="float" office:value="1322" calcext:value-type="float">
            <text:p>1322</text:p>
          </table:table-cell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7544" calcext:value-type="float">
            <text:p>9799,97544</text:p>
          </table:table-cell>
          <table:table-cell office:value-type="float" office:value="1296" calcext:value-type="float">
            <text:p>1296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8208" calcext:value-type="float">
            <text:p>9899,98208</text:p>
          </table:table-cell>
          <table:table-cell office:value-type="float" office:value="1296" calcext:value-type="float">
            <text:p>1296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782" calcext:value-type="float">
            <text:p>9999,99782</text:p>
          </table:table-cell>
          <table:table-cell office:value-type="float" office:value="1313" calcext:value-type="float">
            <text:p>1313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8626" calcext:value-type="float">
            <text:p>10099,98626</text:p>
          </table:table-cell>
          <table:table-cell office:value-type="float" office:value="1331" calcext:value-type="float">
            <text:p>1331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8838" calcext:value-type="float">
            <text:p>10199,98838</text:p>
          </table:table-cell>
          <table:table-cell office:value-type="float" office:value="1283" calcext:value-type="float">
            <text:p>1283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7186" calcext:value-type="float">
            <text:p>10299,97186</text:p>
          </table:table-cell>
          <table:table-cell office:value-type="float" office:value="1331" calcext:value-type="float">
            <text:p>1331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8204" calcext:value-type="float">
            <text:p>10399,98204</text:p>
          </table:table-cell>
          <table:table-cell office:value-type="float" office:value="1334" calcext:value-type="float">
            <text:p>1334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432" calcext:value-type="float">
            <text:p>10499,99432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3236" calcext:value-type="float">
            <text:p>10600,03236</text:p>
          </table:table-cell>
          <table:table-cell office:value-type="float" office:value="1309" calcext:value-type="float">
            <text:p>1309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778" calcext:value-type="float">
            <text:p>10700,00778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781" calcext:value-type="float">
            <text:p>10799,9781</text:p>
          </table:table-cell>
          <table:table-cell office:value-type="float" office:value="1298" calcext:value-type="float">
            <text:p>1298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92" calcext:value-type="float">
            <text:p>10899,992</text:p>
          </table:table-cell>
          <table:table-cell office:value-type="float" office:value="1299" calcext:value-type="float">
            <text:p>1299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11" calcext:value-type="float">
            <text:p>10999,9811</text:p>
          </table:table-cell>
          <table:table-cell office:value-type="float" office:value="1327" calcext:value-type="float">
            <text:p>132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8968" calcext:value-type="float">
            <text:p>11099,98968</text:p>
          </table:table-cell>
          <table:table-cell office:value-type="float" office:value="1300" calcext:value-type="float">
            <text:p>130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366" calcext:value-type="float">
            <text:p>11200,00366</text:p>
          </table:table-cell>
          <table:table-cell office:value-type="float" office:value="1314" calcext:value-type="float">
            <text:p>1314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7412" calcext:value-type="float">
            <text:p>11299,97412</text:p>
          </table:table-cell>
          <table:table-cell office:value-type="float" office:value="1312" calcext:value-type="float">
            <text:p>1312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9928" calcext:value-type="float">
            <text:p>11399,99928</text:p>
          </table:table-cell>
          <table:table-cell office:value-type="float" office:value="1331" calcext:value-type="float">
            <text:p>1331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833" calcext:value-type="float">
            <text:p>11499,9833</text:p>
          </table:table-cell>
          <table:table-cell office:value-type="float" office:value="1316" calcext:value-type="float">
            <text:p>1316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7534" calcext:value-type="float">
            <text:p>11599,97534</text:p>
          </table:table-cell>
          <table:table-cell office:value-type="float" office:value="1330" calcext:value-type="float">
            <text:p>1330</text:p>
          </table:table-cell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7434" calcext:value-type="float">
            <text:p>11699,97434</text:p>
          </table:table-cell>
          <table:table-cell office:value-type="float" office:value="1288" calcext:value-type="float">
            <text:p>1288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43" calcext:value-type="float">
            <text:p>11799,9943</text:p>
          </table:table-cell>
          <table:table-cell office:value-type="float" office:value="1327" calcext:value-type="float">
            <text:p>132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03" calcext:value-type="float">
            <text:p>11900,003</text:p>
          </table:table-cell>
          <table:table-cell office:value-type="float" office:value="1331" calcext:value-type="float">
            <text:p>1331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705" calcext:value-type="float">
            <text:p>11999,9705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8552" calcext:value-type="float">
            <text:p>12099,98552</text:p>
          </table:table-cell>
          <table:table-cell office:value-type="float" office:value="1272" calcext:value-type="float">
            <text:p>1272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7316" calcext:value-type="float">
            <text:p>12199,97316</text:p>
          </table:table-cell>
          <table:table-cell office:value-type="float" office:value="1328" calcext:value-type="float">
            <text:p>1328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7882" calcext:value-type="float">
            <text:p>12299,97882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914" calcext:value-type="float">
            <text:p>12399,99914</text:p>
          </table:table-cell>
          <table:table-cell office:value-type="float" office:value="1318" calcext:value-type="float">
            <text:p>1318</text:p>
          </table:table-cell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7322" calcext:value-type="float">
            <text:p>12499,97322</text:p>
          </table:table-cell>
          <table:table-cell office:value-type="float" office:value="1314" calcext:value-type="float">
            <text:p>1314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7522" calcext:value-type="float">
            <text:p>12599,97522</text:p>
          </table:table-cell>
          <table:table-cell office:value-type="float" office:value="1282" calcext:value-type="float">
            <text:p>1282</text:p>
          </table:table-cell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781" calcext:value-type="float">
            <text:p>12699,9781</text:p>
          </table:table-cell>
          <table:table-cell office:value-type="float" office:value="1300" calcext:value-type="float">
            <text:p>1300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7384" calcext:value-type="float">
            <text:p>12799,97384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6862" calcext:value-type="float">
            <text:p>12899,96862</text:p>
          </table:table-cell>
          <table:table-cell office:value-type="float" office:value="1300" calcext:value-type="float">
            <text:p>1300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8078" calcext:value-type="float">
            <text:p>12999,98078</text:p>
          </table:table-cell>
          <table:table-cell office:value-type="float" office:value="1296" calcext:value-type="float">
            <text:p>1296</text:p>
          </table:table-cell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7366" calcext:value-type="float">
            <text:p>13099,97366</text:p>
          </table:table-cell>
          <table:table-cell office:value-type="float" office:value="1305" calcext:value-type="float">
            <text:p>1305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82" calcext:value-type="float">
            <text:p>13199,982</text:p>
          </table:table-cell>
          <table:table-cell office:value-type="float" office:value="1314" calcext:value-type="float">
            <text:p>1314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8424" calcext:value-type="float">
            <text:p>13299,98424</text:p>
          </table:table-cell>
          <table:table-cell office:value-type="float" office:value="1312" calcext:value-type="float">
            <text:p>1312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828" calcext:value-type="float">
            <text:p>13399,9828</text:p>
          </table:table-cell>
          <table:table-cell office:value-type="float" office:value="1296" calcext:value-type="float">
            <text:p>129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839" calcext:value-type="float">
            <text:p>13499,9839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9644" calcext:value-type="float">
            <text:p>13599,99644</text:p>
          </table:table-cell>
          <table:table-cell office:value-type="float" office:value="1296" calcext:value-type="float">
            <text:p>1296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7888" calcext:value-type="float">
            <text:p>13699,97888</text:p>
          </table:table-cell>
          <table:table-cell office:value-type="float" office:value="1323" calcext:value-type="float">
            <text:p>1323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436" calcext:value-type="float">
            <text:p>13800,00436</text:p>
          </table:table-cell>
          <table:table-cell office:value-type="float" office:value="1330" calcext:value-type="float">
            <text:p>1330</text:p>
          </table:table-cell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7834" calcext:value-type="float">
            <text:p>13899,97834</text:p>
          </table:table-cell>
          <table:table-cell office:value-type="float" office:value="1309" calcext:value-type="float">
            <text:p>1309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8726" calcext:value-type="float">
            <text:p>13999,98726</text:p>
          </table:table-cell>
          <table:table-cell office:value-type="float" office:value="1312" calcext:value-type="float">
            <text:p>1312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304" calcext:value-type="float">
            <text:p>14100,0304</text:p>
          </table:table-cell>
          <table:table-cell office:value-type="float" office:value="1298" calcext:value-type="float">
            <text:p>1298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791" calcext:value-type="float">
            <text:p>14199,9791</text:p>
          </table:table-cell>
          <table:table-cell office:value-type="float" office:value="1309" calcext:value-type="float">
            <text:p>1309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7272" calcext:value-type="float">
            <text:p>14299,97272</text:p>
          </table:table-cell>
          <table:table-cell office:value-type="float" office:value="1309" calcext:value-type="float">
            <text:p>1309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7062" calcext:value-type="float">
            <text:p>14399,97062</text:p>
          </table:table-cell>
          <table:table-cell office:value-type="float" office:value="1331" calcext:value-type="float">
            <text:p>1331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1788" calcext:value-type="float">
            <text:p>14500,01788</text:p>
          </table:table-cell>
          <table:table-cell office:value-type="float" office:value="1296" calcext:value-type="float">
            <text:p>129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675" calcext:value-type="float">
            <text:p>14599,9675</text:p>
          </table:table-cell>
          <table:table-cell office:value-type="float" office:value="1330" calcext:value-type="float">
            <text:p>1330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7582" calcext:value-type="float">
            <text:p>14699,97582</text:p>
          </table:table-cell>
          <table:table-cell office:value-type="float" office:value="1297" calcext:value-type="float">
            <text:p>129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" calcext:value-type="float">
            <text:p>14800</text:p>
          </table:table-cell>
          <table:table-cell office:value-type="float" office:value="1331" calcext:value-type="float">
            <text:p>1331</text:p>
          </table:table-cell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7502" calcext:value-type="float">
            <text:p>14899,97502</text:p>
          </table:table-cell>
          <table:table-cell office:value-type="float" office:value="1313" calcext:value-type="float">
            <text:p>1313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8078" calcext:value-type="float">
            <text:p>14999,98078</text:p>
          </table:table-cell>
          <table:table-cell office:value-type="float" office:value="1327" calcext:value-type="float">
            <text:p>1327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21" calcext:value-type="float">
            <text:p>15099,9821</text:p>
          </table:table-cell>
          <table:table-cell office:value-type="float" office:value="1329" calcext:value-type="float">
            <text:p>1329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2822" calcext:value-type="float">
            <text:p>15200,02822</text:p>
          </table:table-cell>
          <table:table-cell office:value-type="float" office:value="1309" calcext:value-type="float">
            <text:p>1309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7786" calcext:value-type="float">
            <text:p>15299,97786</text:p>
          </table:table-cell>
          <table:table-cell office:value-type="float" office:value="1331" calcext:value-type="float">
            <text:p>1331</text:p>
          </table:table-cell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7084" calcext:value-type="float">
            <text:p>15399,97084</text:p>
          </table:table-cell>
          <table:table-cell office:value-type="float" office:value="1315" calcext:value-type="float">
            <text:p>1315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0706" calcext:value-type="float">
            <text:p>15500,00706</text:p>
          </table:table-cell>
          <table:table-cell office:value-type="float" office:value="1330" calcext:value-type="float">
            <text:p>133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7748" calcext:value-type="float">
            <text:p>15599,97748</text:p>
          </table:table-cell>
          <table:table-cell office:value-type="float" office:value="1313" calcext:value-type="float">
            <text:p>1313</text:p>
          </table:table-cell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042" calcext:value-type="float">
            <text:p>15699,99042</text:p>
          </table:table-cell>
          <table:table-cell office:value-type="float" office:value="1314" calcext:value-type="float">
            <text:p>1314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8674" calcext:value-type="float">
            <text:p>15799,98674</text:p>
          </table:table-cell>
          <table:table-cell office:value-type="float" office:value="1284" calcext:value-type="float">
            <text:p>1284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7294" calcext:value-type="float">
            <text:p>15899,97294</text:p>
          </table:table-cell>
          <table:table-cell office:value-type="float" office:value="1293" calcext:value-type="float">
            <text:p>129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8038" calcext:value-type="float">
            <text:p>15999,98038</text:p>
          </table:table-cell>
          <table:table-cell office:value-type="float" office:value="1330" calcext:value-type="float">
            <text:p>1330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003" calcext:value-type="float">
            <text:p>16100,0003</text:p>
          </table:table-cell>
          <table:table-cell office:value-type="float" office:value="1297" calcext:value-type="float">
            <text:p>1297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17" calcext:value-type="float">
            <text:p>16199,9817</text:p>
          </table:table-cell>
          <table:table-cell office:value-type="float" office:value="1309" calcext:value-type="float">
            <text:p>1309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7138" calcext:value-type="float">
            <text:p>16299,97138</text:p>
          </table:table-cell>
          <table:table-cell office:value-type="float" office:value="1295" calcext:value-type="float">
            <text:p>1295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003" calcext:value-type="float">
            <text:p>16400,0003</text:p>
          </table:table-cell>
          <table:table-cell office:value-type="float" office:value="1283" calcext:value-type="float">
            <text:p>1283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8328" calcext:value-type="float">
            <text:p>16499,98328</text:p>
          </table:table-cell>
          <table:table-cell office:value-type="float" office:value="1309" calcext:value-type="float">
            <text:p>1309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777" calcext:value-type="float">
            <text:p>16599,9777</text:p>
          </table:table-cell>
          <table:table-cell office:value-type="float" office:value="1312" calcext:value-type="float">
            <text:p>1312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454" calcext:value-type="float">
            <text:p>16700,00454</text:p>
          </table:table-cell>
          <table:table-cell office:value-type="float" office:value="1316" calcext:value-type="float">
            <text:p>1316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3068" calcext:value-type="float">
            <text:p>16800,03068</text:p>
          </table:table-cell>
          <table:table-cell office:value-type="float" office:value="1282" calcext:value-type="float">
            <text:p>1282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532" calcext:value-type="float">
            <text:p>16899,99532</text:p>
          </table:table-cell>
          <table:table-cell office:value-type="float" office:value="1313" calcext:value-type="float">
            <text:p>1313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6786" calcext:value-type="float">
            <text:p>16999,96786</text:p>
          </table:table-cell>
          <table:table-cell office:value-type="float" office:value="1331" calcext:value-type="float">
            <text:p>1331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804" calcext:value-type="float">
            <text:p>17099,9804</text:p>
          </table:table-cell>
          <table:table-cell office:value-type="float" office:value="1295" calcext:value-type="float">
            <text:p>1295</text:p>
          </table:table-cell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7664" calcext:value-type="float">
            <text:p>17199,97664</text:p>
          </table:table-cell>
          <table:table-cell office:value-type="float" office:value="1297" calcext:value-type="float">
            <text:p>1297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8224" calcext:value-type="float">
            <text:p>17299,98224</text:p>
          </table:table-cell>
          <table:table-cell office:value-type="float" office:value="1312" calcext:value-type="float">
            <text:p>1312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008" calcext:value-type="float">
            <text:p>17400,0008</text:p>
          </table:table-cell>
          <table:table-cell office:value-type="float" office:value="1328" calcext:value-type="float">
            <text:p>1328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6934" calcext:value-type="float">
            <text:p>17499,96934</text:p>
          </table:table-cell>
          <table:table-cell office:value-type="float" office:value="1327" calcext:value-type="float">
            <text:p>132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908" calcext:value-type="float">
            <text:p>17600,01908</text:p>
          </table:table-cell>
          <table:table-cell office:value-type="float" office:value="1331" calcext:value-type="float">
            <text:p>1331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9266" calcext:value-type="float">
            <text:p>17699,99266</text:p>
          </table:table-cell>
          <table:table-cell office:value-type="float" office:value="1330" calcext:value-type="float">
            <text:p>1330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3068" calcext:value-type="float">
            <text:p>17800,03068</text:p>
          </table:table-cell>
          <table:table-cell office:value-type="float" office:value="1310" calcext:value-type="float">
            <text:p>1310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8772" calcext:value-type="float">
            <text:p>17899,98772</text:p>
          </table:table-cell>
          <table:table-cell office:value-type="float" office:value="1326" calcext:value-type="float">
            <text:p>1326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8774" calcext:value-type="float">
            <text:p>17999,98774</text:p>
          </table:table-cell>
          <table:table-cell office:value-type="float" office:value="1266" calcext:value-type="float">
            <text:p>1266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4398" calcext:value-type="float">
            <text:p>18100,04398</text:p>
          </table:table-cell>
          <table:table-cell office:value-type="float" office:value="1330" calcext:value-type="float">
            <text:p>1330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82" calcext:value-type="float">
            <text:p>18199,982</text:p>
          </table:table-cell>
          <table:table-cell office:value-type="float" office:value="1297" calcext:value-type="float">
            <text:p>129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0256" calcext:value-type="float">
            <text:p>18300,00256</text:p>
          </table:table-cell>
          <table:table-cell office:value-type="float" office:value="1296" calcext:value-type="float">
            <text:p>1296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3384" calcext:value-type="float">
            <text:p>18400,03384</text:p>
          </table:table-cell>
          <table:table-cell office:value-type="float" office:value="1314" calcext:value-type="float">
            <text:p>1314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7606" calcext:value-type="float">
            <text:p>18499,97606</text:p>
          </table:table-cell>
          <table:table-cell office:value-type="float" office:value="1313" calcext:value-type="float">
            <text:p>1313</text:p>
          </table:table-cell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7786" calcext:value-type="float">
            <text:p>18599,97786</text:p>
          </table:table-cell>
          <table:table-cell office:value-type="float" office:value="1299" calcext:value-type="float">
            <text:p>1299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8162" calcext:value-type="float">
            <text:p>18699,98162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9328" calcext:value-type="float">
            <text:p>18799,99328</text:p>
          </table:table-cell>
          <table:table-cell office:value-type="float" office:value="1314" calcext:value-type="float">
            <text:p>1314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8508" calcext:value-type="float">
            <text:p>18899,98508</text:p>
          </table:table-cell>
          <table:table-cell office:value-type="float" office:value="1297" calcext:value-type="float">
            <text:p>1297</text:p>
          </table:table-cell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0084" calcext:value-type="float">
            <text:p>19000,00084</text:p>
          </table:table-cell>
          <table:table-cell office:value-type="float" office:value="1313" calcext:value-type="float">
            <text:p>1313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686" calcext:value-type="float">
            <text:p>19099,98686</text:p>
          </table:table-cell>
          <table:table-cell office:value-type="float" office:value="1313" calcext:value-type="float">
            <text:p>131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822" calcext:value-type="float">
            <text:p>19199,99822</text:p>
          </table:table-cell>
          <table:table-cell office:value-type="float" office:value="1296" calcext:value-type="float">
            <text:p>1296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7122" calcext:value-type="float">
            <text:p>19299,97122</text:p>
          </table:table-cell>
          <table:table-cell office:value-type="float" office:value="1296" calcext:value-type="float">
            <text:p>1296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821" calcext:value-type="float">
            <text:p>19399,9821</text:p>
          </table:table-cell>
          <table:table-cell office:value-type="float" office:value="1331" calcext:value-type="float">
            <text:p>133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664" calcext:value-type="float">
            <text:p>19499,99664</text:p>
          </table:table-cell>
          <table:table-cell office:value-type="float" office:value="1327" calcext:value-type="float">
            <text:p>1327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807" calcext:value-type="float">
            <text:p>19599,9807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694" calcext:value-type="float">
            <text:p>19699,99694</text:p>
          </table:table-cell>
          <table:table-cell office:value-type="float" office:value="1282" calcext:value-type="float">
            <text:p>1282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8596" calcext:value-type="float">
            <text:p>19799,98596</text:p>
          </table:table-cell>
          <table:table-cell office:value-type="float" office:value="1313" calcext:value-type="float">
            <text:p>1313</text:p>
          </table:table-cell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8956" calcext:value-type="float">
            <text:p>19899,98956</text:p>
          </table:table-cell>
          <table:table-cell office:value-type="float" office:value="1327" calcext:value-type="float">
            <text:p>1327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7878" calcext:value-type="float">
            <text:p>19999,97878</text:p>
          </table:table-cell>
          <table:table-cell office:value-type="float" office:value="1328" calcext:value-type="float">
            <text:p>1328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8436" calcext:value-type="float">
            <text:p>20099,98436</text:p>
          </table:table-cell>
          <table:table-cell office:value-type="float" office:value="1327" calcext:value-type="float">
            <text:p>132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7776" calcext:value-type="float">
            <text:p>20199,97776</text:p>
          </table:table-cell>
          <table:table-cell office:value-type="float" office:value="1330" calcext:value-type="float">
            <text:p>1330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7852" calcext:value-type="float">
            <text:p>20299,97852</text:p>
          </table:table-cell>
          <table:table-cell office:value-type="float" office:value="1315" calcext:value-type="float">
            <text:p>1315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772" calcext:value-type="float">
            <text:p>20399,9772</text:p>
          </table:table-cell>
          <table:table-cell office:value-type="float" office:value="1312" calcext:value-type="float">
            <text:p>1312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7196" calcext:value-type="float">
            <text:p>20499,97196</text:p>
          </table:table-cell>
          <table:table-cell office:value-type="float" office:value="1330" calcext:value-type="float">
            <text:p>1330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8422" calcext:value-type="float">
            <text:p>20599,98422</text:p>
          </table:table-cell>
          <table:table-cell office:value-type="float" office:value="1293" calcext:value-type="float">
            <text:p>1293</text:p>
          </table:table-cell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0062" calcext:value-type="float">
            <text:p>20700,00062</text:p>
          </table:table-cell>
          <table:table-cell office:value-type="float" office:value="1327" calcext:value-type="float">
            <text:p>132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038" calcext:value-type="float">
            <text:p>20800,00038</text:p>
          </table:table-cell>
          <table:table-cell office:value-type="float" office:value="1327" calcext:value-type="float">
            <text:p>1327</text:p>
          </table:table-cell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009" calcext:value-type="float">
            <text:p>20900,0009</text:p>
          </table:table-cell>
          <table:table-cell office:value-type="float" office:value="1331" calcext:value-type="float">
            <text:p>1331</text:p>
          </table:table-cell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7522" calcext:value-type="float">
            <text:p>20999,97522</text:p>
          </table:table-cell>
          <table:table-cell office:value-type="float" office:value="1305" calcext:value-type="float">
            <text:p>1305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829" calcext:value-type="float">
            <text:p>21099,9829</text:p>
          </table:table-cell>
          <table:table-cell office:value-type="float" office:value="1296" calcext:value-type="float">
            <text:p>1296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165" calcext:value-type="float">
            <text:p>21200,0165</text:p>
          </table:table-cell>
          <table:table-cell office:value-type="float" office:value="1297" calcext:value-type="float">
            <text:p>1297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8714" calcext:value-type="float">
            <text:p>21299,98714</text:p>
          </table:table-cell>
          <table:table-cell office:value-type="float" office:value="1297" calcext:value-type="float">
            <text:p>1297</text:p>
          </table:table-cell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0328" calcext:value-type="float">
            <text:p>21400,00328</text:p>
          </table:table-cell>
          <table:table-cell office:value-type="float" office:value="1327" calcext:value-type="float">
            <text:p>132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8568" calcext:value-type="float">
            <text:p>21499,98568</text:p>
          </table:table-cell>
          <table:table-cell office:value-type="float" office:value="1311" calcext:value-type="float">
            <text:p>1311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7274" calcext:value-type="float">
            <text:p>21599,97274</text:p>
          </table:table-cell>
          <table:table-cell office:value-type="float" office:value="1300" calcext:value-type="float">
            <text:p>1300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823" calcext:value-type="float">
            <text:p>21699,9823</text:p>
          </table:table-cell>
          <table:table-cell office:value-type="float" office:value="1296" calcext:value-type="float">
            <text:p>1296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8052" calcext:value-type="float">
            <text:p>21799,98052</text:p>
          </table:table-cell>
          <table:table-cell office:value-type="float" office:value="1314" calcext:value-type="float">
            <text:p>1314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888" calcext:value-type="float">
            <text:p>21899,99888</text:p>
          </table:table-cell>
          <table:table-cell office:value-type="float" office:value="1297" calcext:value-type="float">
            <text:p>1297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7802" calcext:value-type="float">
            <text:p>21999,97802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1496" calcext:value-type="float">
            <text:p>22100,01496</text:p>
          </table:table-cell>
          <table:table-cell office:value-type="float" office:value="1327" calcext:value-type="float">
            <text:p>1327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7736" calcext:value-type="float">
            <text:p>22199,97736</text:p>
          </table:table-cell>
          <table:table-cell office:value-type="float" office:value="1323" calcext:value-type="float">
            <text:p>1323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916" calcext:value-type="float">
            <text:p>22299,99916</text:p>
          </table:table-cell>
          <table:table-cell office:value-type="float" office:value="1326" calcext:value-type="float">
            <text:p>132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798" calcext:value-type="float">
            <text:p>22399,9798</text:p>
          </table:table-cell>
          <table:table-cell office:value-type="float" office:value="1296" calcext:value-type="float">
            <text:p>1296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7842" calcext:value-type="float">
            <text:p>22499,97842</text:p>
          </table:table-cell>
          <table:table-cell office:value-type="float" office:value="1296" calcext:value-type="float">
            <text:p>1296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899" calcext:value-type="float">
            <text:p>22599,9899</text:p>
          </table:table-cell>
          <table:table-cell office:value-type="float" office:value="1300" calcext:value-type="float">
            <text:p>1300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8168" calcext:value-type="float">
            <text:p>22699,98168</text:p>
          </table:table-cell>
          <table:table-cell office:value-type="float" office:value="1296" calcext:value-type="float">
            <text:p>1296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544" calcext:value-type="float">
            <text:p>22799,99544</text:p>
          </table:table-cell>
          <table:table-cell office:value-type="float" office:value="1313" calcext:value-type="float">
            <text:p>1313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2234" calcext:value-type="float">
            <text:p>22900,02234</text:p>
          </table:table-cell>
          <table:table-cell office:value-type="float" office:value="1300" calcext:value-type="float">
            <text:p>1300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1576" calcext:value-type="float">
            <text:p>23000,01576</text:p>
          </table:table-cell>
          <table:table-cell office:value-type="float" office:value="1282" calcext:value-type="float">
            <text:p>1282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859" calcext:value-type="float">
            <text:p>23100,0859</text:p>
          </table:table-cell>
          <table:table-cell office:value-type="float" office:value="1330" calcext:value-type="float">
            <text:p>133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7954" calcext:value-type="float">
            <text:p>23199,97954</text:p>
          </table:table-cell>
          <table:table-cell office:value-type="float" office:value="1281" calcext:value-type="float">
            <text:p>1281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0356" calcext:value-type="float">
            <text:p>23300,00356</text:p>
          </table:table-cell>
          <table:table-cell office:value-type="float" office:value="1313" calcext:value-type="float">
            <text:p>1313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8192" calcext:value-type="float">
            <text:p>23399,98192</text:p>
          </table:table-cell>
          <table:table-cell office:value-type="float" office:value="1327" calcext:value-type="float">
            <text:p>1327</text:p>
          </table:table-cell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812" calcext:value-type="float">
            <text:p>23500,00812</text:p>
          </table:table-cell>
          <table:table-cell office:value-type="float" office:value="1312" calcext:value-type="float">
            <text:p>1312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7256" calcext:value-type="float">
            <text:p>23599,97256</text:p>
          </table:table-cell>
          <table:table-cell office:value-type="float" office:value="1299" calcext:value-type="float">
            <text:p>1299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324" calcext:value-type="float">
            <text:p>23699,97324</text:p>
          </table:table-cell>
          <table:table-cell office:value-type="float" office:value="1309" calcext:value-type="float">
            <text:p>1309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808" calcext:value-type="float">
            <text:p>23799,99808</text:p>
          </table:table-cell>
          <table:table-cell office:value-type="float" office:value="1309" calcext:value-type="float">
            <text:p>1309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835" calcext:value-type="float">
            <text:p>23899,9835</text:p>
          </table:table-cell>
          <table:table-cell office:value-type="float" office:value="1296" calcext:value-type="float">
            <text:p>1296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0632" calcext:value-type="float">
            <text:p>24000,00632</text:p>
          </table:table-cell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872" calcext:value-type="float">
            <text:p>24099,9872</text:p>
          </table:table-cell>
          <table:table-cell office:value-type="float" office:value="1327" calcext:value-type="float">
            <text:p>1327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514" calcext:value-type="float">
            <text:p>24199,99514</text:p>
          </table:table-cell>
          <table:table-cell office:value-type="float" office:value="1330" calcext:value-type="float">
            <text:p>1330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292" calcext:value-type="float">
            <text:p>24299,99292</text:p>
          </table:table-cell>
          <table:table-cell office:value-type="float" office:value="1300" calcext:value-type="float">
            <text:p>130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2238" calcext:value-type="float">
            <text:p>24400,02238</text:p>
          </table:table-cell>
          <table:table-cell office:value-type="float" office:value="1298" calcext:value-type="float">
            <text:p>1298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9758" calcext:value-type="float">
            <text:p>24499,99758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739" calcext:value-type="float">
            <text:p>24599,9739</text:p>
          </table:table-cell>
          <table:table-cell office:value-type="float" office:value="1300" calcext:value-type="float">
            <text:p>1300</text:p>
          </table:table-cell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0628" calcext:value-type="float">
            <text:p>24700,00628</text:p>
          </table:table-cell>
          <table:table-cell office:value-type="float" office:value="1326" calcext:value-type="float">
            <text:p>1326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6852" calcext:value-type="float">
            <text:p>24799,96852</text:p>
          </table:table-cell>
          <table:table-cell office:value-type="float" office:value="1331" calcext:value-type="float">
            <text:p>1331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8172" calcext:value-type="float">
            <text:p>24899,98172</text:p>
          </table:table-cell>
          <table:table-cell office:value-type="float" office:value="1330" calcext:value-type="float">
            <text:p>1330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7814" calcext:value-type="float">
            <text:p>24999,97814</text:p>
          </table:table-cell>
          <table:table-cell office:value-type="float" office:value="1297" calcext:value-type="float">
            <text:p>1297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173" calcext:value-type="float">
            <text:p>25100,0173</text:p>
          </table:table-cell>
          <table:table-cell office:value-type="float" office:value="1308" calcext:value-type="float">
            <text:p>1308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882" calcext:value-type="float">
            <text:p>25199,99882</text:p>
          </table:table-cell>
          <table:table-cell office:value-type="float" office:value="1310" calcext:value-type="float">
            <text:p>1310</text:p>
          </table:table-cell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819" calcext:value-type="float">
            <text:p>25299,9819</text:p>
          </table:table-cell>
          <table:table-cell office:value-type="float" office:value="1331" calcext:value-type="float">
            <text:p>1331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32" calcext:value-type="float">
            <text:p>25399,9932</text:p>
          </table:table-cell>
          <table:table-cell office:value-type="float" office:value="1326" calcext:value-type="float">
            <text:p>132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819" calcext:value-type="float">
            <text:p>25499,9819</text:p>
          </table:table-cell>
          <table:table-cell office:value-type="float" office:value="1331" calcext:value-type="float">
            <text:p>133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2334" calcext:value-type="float">
            <text:p>25600,02334</text:p>
          </table:table-cell>
          <table:table-cell office:value-type="float" office:value="1331" calcext:value-type="float">
            <text:p>133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9046" calcext:value-type="float">
            <text:p>25699,99046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7604" calcext:value-type="float">
            <text:p>25799,97604</text:p>
          </table:table-cell>
          <table:table-cell office:value-type="float" office:value="1327" calcext:value-type="float">
            <text:p>132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698" calcext:value-type="float">
            <text:p>25899,99698</text:p>
          </table:table-cell>
          <table:table-cell office:value-type="float" office:value="1300" calcext:value-type="float">
            <text:p>1300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871" calcext:value-type="float">
            <text:p>25999,9871</text:p>
          </table:table-cell>
          <table:table-cell office:value-type="float" office:value="1328" calcext:value-type="float">
            <text:p>1328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8448" calcext:value-type="float">
            <text:p>26099,98448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0872" calcext:value-type="float">
            <text:p>26200,00872</text:p>
          </table:table-cell>
          <table:table-cell office:value-type="float" office:value="1330" calcext:value-type="float">
            <text:p>1330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8996" calcext:value-type="float">
            <text:p>26299,98996</text:p>
          </table:table-cell>
          <table:table-cell office:value-type="float" office:value="1288" calcext:value-type="float">
            <text:p>1288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584" calcext:value-type="float">
            <text:p>26399,99584</text:p>
          </table:table-cell>
          <table:table-cell office:value-type="float" office:value="1331" calcext:value-type="float">
            <text:p>1331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0932" calcext:value-type="float">
            <text:p>26500,00932</text:p>
          </table:table-cell>
          <table:table-cell office:value-type="float" office:value="1283" calcext:value-type="float">
            <text:p>1283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7942" calcext:value-type="float">
            <text:p>26599,97942</text:p>
          </table:table-cell>
          <table:table-cell office:value-type="float" office:value="1283" calcext:value-type="float">
            <text:p>128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7578" calcext:value-type="float">
            <text:p>26699,97578</text:p>
          </table:table-cell>
          <table:table-cell office:value-type="float" office:value="1296" calcext:value-type="float">
            <text:p>1296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838" calcext:value-type="float">
            <text:p>26799,9838</text:p>
          </table:table-cell>
          <table:table-cell office:value-type="float" office:value="1304" calcext:value-type="float">
            <text:p>1304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91" calcext:value-type="float">
            <text:p>26899,9991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769" calcext:value-type="float">
            <text:p>26999,9769</text:p>
          </table:table-cell>
          <table:table-cell office:value-type="float" office:value="1297" calcext:value-type="float">
            <text:p>1297</text:p>
          </table:table-cell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7946" calcext:value-type="float">
            <text:p>27099,97946</text:p>
          </table:table-cell>
          <table:table-cell office:value-type="float" office:value="1327" calcext:value-type="float">
            <text:p>1327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791" calcext:value-type="float">
            <text:p>27199,9791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798" calcext:value-type="float">
            <text:p>27299,9798</text:p>
          </table:table-cell>
          <table:table-cell office:value-type="float" office:value="1331" calcext:value-type="float">
            <text:p>1331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0254" calcext:value-type="float">
            <text:p>27400,00254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7454" calcext:value-type="float">
            <text:p>27499,97454</text:p>
          </table:table-cell>
          <table:table-cell office:value-type="float" office:value="1330" calcext:value-type="float">
            <text:p>1330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81" calcext:value-type="float">
            <text:p>27599,9981</text:p>
          </table:table-cell>
          <table:table-cell office:value-type="float" office:value="1280" calcext:value-type="float">
            <text:p>128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717" calcext:value-type="float">
            <text:p>27699,9717</text:p>
          </table:table-cell>
          <table:table-cell office:value-type="float" office:value="1331" calcext:value-type="float">
            <text:p>1331</text:p>
          </table:table-cell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836" calcext:value-type="float">
            <text:p>27799,99836</text:p>
          </table:table-cell>
          <table:table-cell office:value-type="float" office:value="1318" calcext:value-type="float">
            <text:p>1318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7662" calcext:value-type="float">
            <text:p>27899,97662</text:p>
          </table:table-cell>
          <table:table-cell office:value-type="float" office:value="1330" calcext:value-type="float">
            <text:p>1330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7898" calcext:value-type="float">
            <text:p>27999,97898</text:p>
          </table:table-cell>
          <table:table-cell office:value-type="float" office:value="1327" calcext:value-type="float">
            <text:p>132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401" calcext:value-type="float">
            <text:p>28100,0401</text:p>
          </table:table-cell>
          <table:table-cell office:value-type="float" office:value="1331" calcext:value-type="float">
            <text:p>1331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806" calcext:value-type="float">
            <text:p>28199,9806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0332" calcext:value-type="float">
            <text:p>28300,00332</text:p>
          </table:table-cell>
          <table:table-cell office:value-type="float" office:value="1313" calcext:value-type="float">
            <text:p>131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746" calcext:value-type="float">
            <text:p>28399,9746</text:p>
          </table:table-cell>
          <table:table-cell office:value-type="float" office:value="1326" calcext:value-type="float">
            <text:p>1326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8952" calcext:value-type="float">
            <text:p>28499,98952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6992" calcext:value-type="float">
            <text:p>28599,96992</text:p>
          </table:table-cell>
          <table:table-cell office:value-type="float" office:value="1279" calcext:value-type="float">
            <text:p>1279</text:p>
          </table:table-cell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9572" calcext:value-type="float">
            <text:p>28699,99572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558" calcext:value-type="float">
            <text:p>28799,99558</text:p>
          </table:table-cell>
          <table:table-cell office:value-type="float" office:value="1297" calcext:value-type="float">
            <text:p>1297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768" calcext:value-type="float">
            <text:p>28899,9768</text:p>
          </table:table-cell>
          <table:table-cell office:value-type="float" office:value="1313" calcext:value-type="float">
            <text:p>131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45" calcext:value-type="float">
            <text:p>29000,0045</text:p>
          </table:table-cell>
          <table:table-cell office:value-type="float" office:value="1331" calcext:value-type="float">
            <text:p>1331</text:p>
          </table:table-cell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7326" calcext:value-type="float">
            <text:p>29099,97326</text:p>
          </table:table-cell>
          <table:table-cell office:value-type="float" office:value="1300" calcext:value-type="float">
            <text:p>1300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7042" calcext:value-type="float">
            <text:p>29199,97042</text:p>
          </table:table-cell>
          <table:table-cell office:value-type="float" office:value="1331" calcext:value-type="float">
            <text:p>1331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0086" calcext:value-type="float">
            <text:p>29300,00086</text:p>
          </table:table-cell>
          <table:table-cell office:value-type="float" office:value="1309" calcext:value-type="float">
            <text:p>130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9274" calcext:value-type="float">
            <text:p>29399,99274</text:p>
          </table:table-cell>
          <table:table-cell office:value-type="float" office:value="1331" calcext:value-type="float">
            <text:p>1331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114" calcext:value-type="float">
            <text:p>29499,99114</text:p>
          </table:table-cell>
          <table:table-cell office:value-type="float" office:value="1326" calcext:value-type="float">
            <text:p>1326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8998" calcext:value-type="float">
            <text:p>29599,98998</text:p>
          </table:table-cell>
          <table:table-cell office:value-type="float" office:value="1280" calcext:value-type="float">
            <text:p>128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7754" calcext:value-type="float">
            <text:p>29699,97754</text:p>
          </table:table-cell>
          <table:table-cell office:value-type="float" office:value="1330" calcext:value-type="float">
            <text:p>133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4268" calcext:value-type="float">
            <text:p>29800,04268</text:p>
          </table:table-cell>
          <table:table-cell office:value-type="float" office:value="1297" calcext:value-type="float">
            <text:p>1297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1678" calcext:value-type="float">
            <text:p>29900,01678</text:p>
          </table:table-cell>
          <table:table-cell office:value-type="float" office:value="1330" calcext:value-type="float">
            <text:p>1330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9436" calcext:value-type="float">
            <text:p>29999,99436</text:p>
          </table:table-cell>
          <table:table-cell office:value-type="float" office:value="1327" calcext:value-type="float">
            <text:p>1327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7894" calcext:value-type="float">
            <text:p>30099,97894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4086" calcext:value-type="float">
            <text:p>30200,04086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9152" calcext:value-type="float">
            <text:p>30299,99152</text:p>
          </table:table-cell>
          <table:table-cell office:value-type="float" office:value="1314" calcext:value-type="float">
            <text:p>1314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7314" calcext:value-type="float">
            <text:p>30399,97314</text:p>
          </table:table-cell>
          <table:table-cell office:value-type="float" office:value="1296" calcext:value-type="float">
            <text:p>1296</text:p>
          </table:table-cell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974" calcext:value-type="float">
            <text:p>30499,9974</text:p>
          </table:table-cell>
          <table:table-cell office:value-type="float" office:value="1314" calcext:value-type="float">
            <text:p>1314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8168" calcext:value-type="float">
            <text:p>30599,98168</text:p>
          </table:table-cell>
          <table:table-cell office:value-type="float" office:value="1328" calcext:value-type="float">
            <text:p>1328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886" calcext:value-type="float">
            <text:p>30699,99886</text:p>
          </table:table-cell>
          <table:table-cell office:value-type="float" office:value="1300" calcext:value-type="float">
            <text:p>1300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754" calcext:value-type="float">
            <text:p>30799,9754</text:p>
          </table:table-cell>
          <table:table-cell office:value-type="float" office:value="1330" calcext:value-type="float">
            <text:p>1330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7598" calcext:value-type="float">
            <text:p>30899,97598</text:p>
          </table:table-cell>
          <table:table-cell office:value-type="float" office:value="1272" calcext:value-type="float">
            <text:p>1272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6366" calcext:value-type="float">
            <text:p>30999,96366</text:p>
          </table:table-cell>
          <table:table-cell office:value-type="float" office:value="1309" calcext:value-type="float">
            <text:p>1309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822" calcext:value-type="float">
            <text:p>31099,9822</text:p>
          </table:table-cell>
          <table:table-cell office:value-type="float" office:value="1315" calcext:value-type="float">
            <text:p>1315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929" calcext:value-type="float">
            <text:p>31199,9929</text:p>
          </table:table-cell>
          <table:table-cell office:value-type="float" office:value="1331" calcext:value-type="float">
            <text:p>133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7706" calcext:value-type="float">
            <text:p>31299,9770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7236" calcext:value-type="float">
            <text:p>31399,97236</text:p>
          </table:table-cell>
          <table:table-cell office:value-type="float" office:value="1327" calcext:value-type="float">
            <text:p>132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8498" calcext:value-type="float">
            <text:p>31499,98498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7224" calcext:value-type="float">
            <text:p>31599,97224</text:p>
          </table:table-cell>
          <table:table-cell office:value-type="float" office:value="1309" calcext:value-type="float">
            <text:p>1309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066" calcext:value-type="float">
            <text:p>31700,00066</text:p>
          </table:table-cell>
          <table:table-cell office:value-type="float" office:value="1299" calcext:value-type="float">
            <text:p>129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4558" calcext:value-type="float">
            <text:p>31800,04558</text:p>
          </table:table-cell>
          <table:table-cell office:value-type="float" office:value="1331" calcext:value-type="float">
            <text:p>1331</text:p>
          </table:table-cell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47" calcext:value-type="float">
            <text:p>31899,9947</text:p>
          </table:table-cell>
          <table:table-cell office:value-type="float" office:value="1309" calcext:value-type="float">
            <text:p>1309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8776" calcext:value-type="float">
            <text:p>31999,98776</text:p>
          </table:table-cell>
          <table:table-cell office:value-type="float" office:value="1296" calcext:value-type="float">
            <text:p>1296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1664" calcext:value-type="float">
            <text:p>32100,01664</text:p>
          </table:table-cell>
          <table:table-cell office:value-type="float" office:value="1330" calcext:value-type="float">
            <text:p>1330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3624" calcext:value-type="float">
            <text:p>32200,03624</text:p>
          </table:table-cell>
          <table:table-cell office:value-type="float" office:value="1313" calcext:value-type="float">
            <text:p>1313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7778" calcext:value-type="float">
            <text:p>32299,97778</text:p>
          </table:table-cell>
          <table:table-cell office:value-type="float" office:value="1327" calcext:value-type="float">
            <text:p>1327</text:p>
          </table:table-cell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9678" calcext:value-type="float">
            <text:p>32399,99678</text:p>
          </table:table-cell>
          <table:table-cell office:value-type="float" office:value="1313" calcext:value-type="float">
            <text:p>131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7308" calcext:value-type="float">
            <text:p>32499,97308</text:p>
          </table:table-cell>
          <table:table-cell office:value-type="float" office:value="1331" calcext:value-type="float">
            <text:p>1331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7174" calcext:value-type="float">
            <text:p>32599,97174</text:p>
          </table:table-cell>
          <table:table-cell office:value-type="float" office:value="1310" calcext:value-type="float">
            <text:p>1310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853" calcext:value-type="float">
            <text:p>32699,9853</text:p>
          </table:table-cell>
          <table:table-cell office:value-type="float" office:value="1300" calcext:value-type="float">
            <text:p>1300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8564" calcext:value-type="float">
            <text:p>32799,98564</text:p>
          </table:table-cell>
          <table:table-cell office:value-type="float" office:value="1313" calcext:value-type="float">
            <text:p>131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9972" calcext:value-type="float">
            <text:p>32899,99972</text:p>
          </table:table-cell>
          <table:table-cell office:value-type="float" office:value="1313" calcext:value-type="float">
            <text:p>131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736" calcext:value-type="float">
            <text:p>32999,99736</text:p>
          </table:table-cell>
          <table:table-cell office:value-type="float" office:value="1295" calcext:value-type="float">
            <text:p>1295</text:p>
          </table:table-cell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3504" calcext:value-type="float">
            <text:p>33100,03504</text:p>
          </table:table-cell>
          <table:table-cell office:value-type="float" office:value="1318" calcext:value-type="float">
            <text:p>1318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7196" calcext:value-type="float">
            <text:p>33199,97196</text:p>
          </table:table-cell>
          <table:table-cell office:value-type="float" office:value="1327" calcext:value-type="float">
            <text:p>132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4024" calcext:value-type="float">
            <text:p>33300,04024</text:p>
          </table:table-cell>
          <table:table-cell office:value-type="float" office:value="1327" calcext:value-type="float">
            <text:p>132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1074" calcext:value-type="float">
            <text:p>33400,01074</text:p>
          </table:table-cell>
          <table:table-cell office:value-type="float" office:value="1330" calcext:value-type="float">
            <text:p>1330</text:p>
          </table:table-cell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2568" calcext:value-type="float">
            <text:p>33500,02568</text:p>
          </table:table-cell>
          <table:table-cell office:value-type="float" office:value="1267" calcext:value-type="float">
            <text:p>1267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0748" calcext:value-type="float">
            <text:p>33600,00748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7394" calcext:value-type="float">
            <text:p>33699,97394</text:p>
          </table:table-cell>
          <table:table-cell office:value-type="float" office:value="1300" calcext:value-type="float">
            <text:p>1300</text:p>
          </table:table-cell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9496" calcext:value-type="float">
            <text:p>33799,99496</text:p>
          </table:table-cell>
          <table:table-cell office:value-type="float" office:value="1327" calcext:value-type="float">
            <text:p>132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8154" calcext:value-type="float">
            <text:p>33899,98154</text:p>
          </table:table-cell>
          <table:table-cell office:value-type="float" office:value="1310" calcext:value-type="float">
            <text:p>131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815" calcext:value-type="float">
            <text:p>33999,9815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9552" calcext:value-type="float">
            <text:p>34099,99552</text:p>
          </table:table-cell>
          <table:table-cell office:value-type="float" office:value="1308" calcext:value-type="float">
            <text:p>1308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1552" calcext:value-type="float">
            <text:p>34200,01552</text:p>
          </table:table-cell>
          <table:table-cell office:value-type="float" office:value="1331" calcext:value-type="float">
            <text:p>1331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1172" calcext:value-type="float">
            <text:p>34300,01172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8138" calcext:value-type="float">
            <text:p>34399,98138</text:p>
          </table:table-cell>
          <table:table-cell office:value-type="float" office:value="1331" calcext:value-type="float">
            <text:p>1331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0866" calcext:value-type="float">
            <text:p>34500,00866</text:p>
          </table:table-cell>
          <table:table-cell office:value-type="float" office:value="1297" calcext:value-type="float">
            <text:p>1297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1582" calcext:value-type="float">
            <text:p>34600,01582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809" calcext:value-type="float">
            <text:p>34699,9809</text:p>
          </table:table-cell>
          <table:table-cell office:value-type="float" office:value="1330" calcext:value-type="float">
            <text:p>133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0918" calcext:value-type="float">
            <text:p>34800,00918</text:p>
          </table:table-cell>
          <table:table-cell office:value-type="float" office:value="1266" calcext:value-type="float">
            <text:p>1266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2936" calcext:value-type="float">
            <text:p>34900,0293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9988" calcext:value-type="float">
            <text:p>34999,99988</text:p>
          </table:table-cell>
          <table:table-cell office:value-type="float" office:value="1318" calcext:value-type="float">
            <text:p>1318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7596" calcext:value-type="float">
            <text:p>35099,97596</text:p>
          </table:table-cell>
          <table:table-cell office:value-type="float" office:value="1298" calcext:value-type="float">
            <text:p>1298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7656" calcext:value-type="float">
            <text:p>35199,97656</text:p>
          </table:table-cell>
          <table:table-cell office:value-type="float" office:value="1328" calcext:value-type="float">
            <text:p>1328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3198" calcext:value-type="float">
            <text:p>35300,03198</text:p>
          </table:table-cell>
          <table:table-cell office:value-type="float" office:value="1327" calcext:value-type="float">
            <text:p>1327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1334" calcext:value-type="float">
            <text:p>35400,01334</text:p>
          </table:table-cell>
          <table:table-cell office:value-type="float" office:value="1328" calcext:value-type="float">
            <text:p>1328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7816" calcext:value-type="float">
            <text:p>35499,97816</text:p>
          </table:table-cell>
          <table:table-cell office:value-type="float" office:value="1309" calcext:value-type="float">
            <text:p>1309</text:p>
          </table:table-cell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7604" calcext:value-type="float">
            <text:p>35599,9760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074" calcext:value-type="float">
            <text:p>35700,0007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766" calcext:value-type="float">
            <text:p>35800,00766</text:p>
          </table:table-cell>
          <table:table-cell office:value-type="float" office:value="1294" calcext:value-type="float">
            <text:p>1294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0426" calcext:value-type="float">
            <text:p>35900,00426</text:p>
          </table:table-cell>
          <table:table-cell office:value-type="float" office:value="1327" calcext:value-type="float">
            <text:p>1327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7788" calcext:value-type="float">
            <text:p>35999,97788</text:p>
          </table:table-cell>
          <table:table-cell office:value-type="float" office:value="1330" calcext:value-type="float">
            <text:p>133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763" calcext:value-type="float">
            <text:p>36099,9763</text:p>
          </table:table-cell>
          <table:table-cell office:value-type="float" office:value="1297" calcext:value-type="float">
            <text:p>1297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7824" calcext:value-type="float">
            <text:p>36199,97824</text:p>
          </table:table-cell>
          <table:table-cell office:value-type="float" office:value="1326" calcext:value-type="float">
            <text:p>132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6382" calcext:value-type="float">
            <text:p>36299,96382</text:p>
          </table:table-cell>
          <table:table-cell office:value-type="float" office:value="1293" calcext:value-type="float">
            <text:p>1293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2718" calcext:value-type="float">
            <text:p>36400,02718</text:p>
          </table:table-cell>
          <table:table-cell office:value-type="float" office:value="1331" calcext:value-type="float">
            <text:p>1331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7252" calcext:value-type="float">
            <text:p>36499,97252</text:p>
          </table:table-cell>
          <table:table-cell office:value-type="float" office:value="1297" calcext:value-type="float">
            <text:p>129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171" calcext:value-type="float">
            <text:p>36600,0171</text:p>
          </table:table-cell>
          <table:table-cell office:value-type="float" office:value="1331" calcext:value-type="float">
            <text:p>1331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6694" calcext:value-type="float">
            <text:p>36699,96694</text:p>
          </table:table-cell>
          <table:table-cell office:value-type="float" office:value="1299" calcext:value-type="float">
            <text:p>1299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7686" calcext:value-type="float">
            <text:p>36799,9768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7946" calcext:value-type="float">
            <text:p>36899,9794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8388" calcext:value-type="float">
            <text:p>36999,98388</text:p>
          </table:table-cell>
          <table:table-cell office:value-type="float" office:value="1313" calcext:value-type="float">
            <text:p>1313</text:p>
          </table:table-cell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776" calcext:value-type="float">
            <text:p>37099,99776</text:p>
          </table:table-cell>
          <table:table-cell office:value-type="float" office:value="1315" calcext:value-type="float">
            <text:p>1315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5664" calcext:value-type="float">
            <text:p>37200,0566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252" calcext:value-type="float">
            <text:p>37299,98252</text:p>
          </table:table-cell>
          <table:table-cell office:value-type="float" office:value="1299" calcext:value-type="float">
            <text:p>1299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995" calcext:value-type="float">
            <text:p>37399,9995</text:p>
          </table:table-cell>
          <table:table-cell office:value-type="float" office:value="1313" calcext:value-type="float">
            <text:p>1313</text:p>
          </table:table-cell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7966" calcext:value-type="float">
            <text:p>37499,9796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7874" calcext:value-type="float">
            <text:p>37599,97874</text:p>
          </table:table-cell>
          <table:table-cell office:value-type="float" office:value="1317" calcext:value-type="float">
            <text:p>1317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6562" calcext:value-type="float">
            <text:p>37699,96562</text:p>
          </table:table-cell>
          <table:table-cell office:value-type="float" office:value="1331" calcext:value-type="float">
            <text:p>133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789" calcext:value-type="float">
            <text:p>37799,9789</text:p>
          </table:table-cell>
          <table:table-cell office:value-type="float" office:value="1328" calcext:value-type="float">
            <text:p>1328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8114" calcext:value-type="float">
            <text:p>37899,98114</text:p>
          </table:table-cell>
          <table:table-cell office:value-type="float" office:value="1300" calcext:value-type="float">
            <text:p>1300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8702" calcext:value-type="float">
            <text:p>37999,98702</text:p>
          </table:table-cell>
          <table:table-cell office:value-type="float" office:value="1326" calcext:value-type="float">
            <text:p>1326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1822" calcext:value-type="float">
            <text:p>38100,01822</text:p>
          </table:table-cell>
          <table:table-cell office:value-type="float" office:value="1283" calcext:value-type="float">
            <text:p>128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7956" calcext:value-type="float">
            <text:p>38199,97956</text:p>
          </table:table-cell>
          <table:table-cell office:value-type="float" office:value="1331" calcext:value-type="float">
            <text:p>1331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8156" calcext:value-type="float">
            <text:p>38299,98156</text:p>
          </table:table-cell>
          <table:table-cell office:value-type="float" office:value="1300" calcext:value-type="float">
            <text:p>130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3272" calcext:value-type="float">
            <text:p>38400,03272</text:p>
          </table:table-cell>
          <table:table-cell office:value-type="float" office:value="1314" calcext:value-type="float">
            <text:p>1314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164" calcext:value-type="float">
            <text:p>38500,0164</text:p>
          </table:table-cell>
          <table:table-cell office:value-type="float" office:value="1331" calcext:value-type="float">
            <text:p>1331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0162" calcext:value-type="float">
            <text:p>38600,00162</text:p>
          </table:table-cell>
          <table:table-cell office:value-type="float" office:value="1317" calcext:value-type="float">
            <text:p>131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8156" calcext:value-type="float">
            <text:p>38699,98156</text:p>
          </table:table-cell>
          <table:table-cell office:value-type="float" office:value="1310" calcext:value-type="float">
            <text:p>131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7816" calcext:value-type="float">
            <text:p>38799,9781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8034" calcext:value-type="float">
            <text:p>38899,98034</text:p>
          </table:table-cell>
          <table:table-cell office:value-type="float" office:value="1298" calcext:value-type="float">
            <text:p>1298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7458" calcext:value-type="float">
            <text:p>38999,97458</text:p>
          </table:table-cell>
          <table:table-cell office:value-type="float" office:value="1300" calcext:value-type="float">
            <text:p>1300</text:p>
          </table:table-cell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9996" calcext:value-type="float">
            <text:p>39099,99996</text:p>
          </table:table-cell>
          <table:table-cell office:value-type="float" office:value="1310" calcext:value-type="float">
            <text:p>1310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8154" calcext:value-type="float">
            <text:p>39199,98154</text:p>
          </table:table-cell>
          <table:table-cell office:value-type="float" office:value="1331" calcext:value-type="float">
            <text:p>1331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9642" calcext:value-type="float">
            <text:p>39299,99642</text:p>
          </table:table-cell>
          <table:table-cell office:value-type="float" office:value="1312" calcext:value-type="float">
            <text:p>1312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7158" calcext:value-type="float">
            <text:p>39399,97158</text:p>
          </table:table-cell>
          <table:table-cell office:value-type="float" office:value="1331" calcext:value-type="float">
            <text:p>1331</text:p>
          </table:table-cell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418" calcext:value-type="float">
            <text:p>39499,99418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2566" calcext:value-type="float">
            <text:p>39600,02566</text:p>
          </table:table-cell>
          <table:table-cell office:value-type="float" office:value="1331" calcext:value-type="float">
            <text:p>1331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7504" calcext:value-type="float">
            <text:p>39699,97504</text:p>
          </table:table-cell>
          <table:table-cell office:value-type="float" office:value="1298" calcext:value-type="float">
            <text:p>1298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7376" calcext:value-type="float">
            <text:p>39799,97376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7408" calcext:value-type="float">
            <text:p>39899,97408</text:p>
          </table:table-cell>
          <table:table-cell office:value-type="float" office:value="1317" calcext:value-type="float">
            <text:p>1317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9282" calcext:value-type="float">
            <text:p>39999,99282</text:p>
          </table:table-cell>
          <table:table-cell office:value-type="float" office:value="1312" calcext:value-type="float">
            <text:p>1312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8212" calcext:value-type="float">
            <text:p>40099,98212</text:p>
          </table:table-cell>
          <table:table-cell office:value-type="float" office:value="1331" calcext:value-type="float">
            <text:p>1331</text:p>
          </table:table-cell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7816" calcext:value-type="float">
            <text:p>40199,97816</text:p>
          </table:table-cell>
          <table:table-cell office:value-type="float" office:value="1283" calcext:value-type="float">
            <text:p>1283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8188" calcext:value-type="float">
            <text:p>40299,98188</text:p>
          </table:table-cell>
          <table:table-cell office:value-type="float" office:value="1305" calcext:value-type="float">
            <text:p>1305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158" calcext:value-type="float">
            <text:p>40399,99158</text:p>
          </table:table-cell>
          <table:table-cell office:value-type="float" office:value="1327" calcext:value-type="float">
            <text:p>1327</text:p>
          </table:table-cell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7888" calcext:value-type="float">
            <text:p>40499,97888</text:p>
          </table:table-cell>
          <table:table-cell office:value-type="float" office:value="1313" calcext:value-type="float">
            <text:p>1313</text:p>
          </table:table-cell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765" calcext:value-type="float">
            <text:p>40599,9765</text:p>
          </table:table-cell>
          <table:table-cell office:value-type="float" office:value="1312" calcext:value-type="float">
            <text:p>1312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739" calcext:value-type="float">
            <text:p>40699,9739</text:p>
          </table:table-cell>
          <table:table-cell office:value-type="float" office:value="1297" calcext:value-type="float">
            <text:p>1297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6834" calcext:value-type="float">
            <text:p>40799,96834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8978" calcext:value-type="float">
            <text:p>40899,98978</text:p>
          </table:table-cell>
          <table:table-cell office:value-type="float" office:value="1283" calcext:value-type="float">
            <text:p>128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8482" calcext:value-type="float">
            <text:p>40999,98482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7594" calcext:value-type="float">
            <text:p>41099,9759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0502" calcext:value-type="float">
            <text:p>41200,00502</text:p>
          </table:table-cell>
          <table:table-cell office:value-type="float" office:value="1318" calcext:value-type="float">
            <text:p>1318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783" calcext:value-type="float">
            <text:p>41299,9783</text:p>
          </table:table-cell>
          <table:table-cell office:value-type="float" office:value="1313" calcext:value-type="float">
            <text:p>1313</text:p>
          </table:table-cell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7422" calcext:value-type="float">
            <text:p>41399,97422</text:p>
          </table:table-cell>
          <table:table-cell office:value-type="float" office:value="1331" calcext:value-type="float">
            <text:p>133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826" calcext:value-type="float">
            <text:p>41499,9826</text:p>
          </table:table-cell>
          <table:table-cell office:value-type="float" office:value="1297" calcext:value-type="float">
            <text:p>1297</text:p>
          </table:table-cell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3238" calcext:value-type="float">
            <text:p>41600,03238</text:p>
          </table:table-cell>
          <table:table-cell office:value-type="float" office:value="1331" calcext:value-type="float">
            <text:p>1331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733" calcext:value-type="float">
            <text:p>41699,9733</text:p>
          </table:table-cell>
          <table:table-cell office:value-type="float" office:value="1327" calcext:value-type="float">
            <text:p>1327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8118" calcext:value-type="float">
            <text:p>41799,98118</text:p>
          </table:table-cell>
          <table:table-cell office:value-type="float" office:value="1312" calcext:value-type="float">
            <text:p>1312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0522" calcext:value-type="float">
            <text:p>41900,00522</text:p>
          </table:table-cell>
          <table:table-cell office:value-type="float" office:value="1304" calcext:value-type="float">
            <text:p>1304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342" calcext:value-type="float">
            <text:p>42000,0342</text:p>
          </table:table-cell>
          <table:table-cell office:value-type="float" office:value="1312" calcext:value-type="float">
            <text:p>1312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532" calcext:value-type="float">
            <text:p>42099,99532</text:p>
          </table:table-cell>
          <table:table-cell office:value-type="float" office:value="1314" calcext:value-type="float">
            <text:p>1314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9912" calcext:value-type="float">
            <text:p>42199,99912</text:p>
          </table:table-cell>
          <table:table-cell office:value-type="float" office:value="1300" calcext:value-type="float">
            <text:p>1300</text:p>
          </table:table-cell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769" calcext:value-type="float">
            <text:p>42299,9769</text:p>
          </table:table-cell>
          <table:table-cell office:value-type="float" office:value="1304" calcext:value-type="float">
            <text:p>1304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926" calcext:value-type="float">
            <text:p>42399,9926</text:p>
          </table:table-cell>
          <table:table-cell office:value-type="float" office:value="1330" calcext:value-type="float">
            <text:p>1330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3886" calcext:value-type="float">
            <text:p>42500,03886</text:p>
          </table:table-cell>
          <table:table-cell office:value-type="float" office:value="1323" calcext:value-type="float">
            <text:p>1323</text:p>
          </table:table-cell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8" calcext:value-type="float">
            <text:p>42599,98</text:p>
          </table:table-cell>
          <table:table-cell office:value-type="float" office:value="1312" calcext:value-type="float">
            <text:p>1312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8516" calcext:value-type="float">
            <text:p>42699,9851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8242" calcext:value-type="float">
            <text:p>42799,98242</text:p>
          </table:table-cell>
          <table:table-cell office:value-type="float" office:value="1284" calcext:value-type="float">
            <text:p>1284</text:p>
          </table:table-cell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1794" calcext:value-type="float">
            <text:p>42900,01794</text:p>
          </table:table-cell>
          <table:table-cell office:value-type="float" office:value="1331" calcext:value-type="float">
            <text:p>133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8268" calcext:value-type="float">
            <text:p>42999,98268</text:p>
          </table:table-cell>
          <table:table-cell office:value-type="float" office:value="1319" calcext:value-type="float">
            <text:p>131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809" calcext:value-type="float">
            <text:p>43099,9809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1542" calcext:value-type="float">
            <text:p>43200,01542</text:p>
          </table:table-cell>
          <table:table-cell office:value-type="float" office:value="1330" calcext:value-type="float">
            <text:p>1330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9306" calcext:value-type="float">
            <text:p>43299,99306</text:p>
          </table:table-cell>
          <table:table-cell office:value-type="float" office:value="1313" calcext:value-type="float">
            <text:p>1313</text:p>
          </table:table-cell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7522" calcext:value-type="float">
            <text:p>43399,97522</text:p>
          </table:table-cell>
          <table:table-cell office:value-type="float" office:value="1331" calcext:value-type="float">
            <text:p>1331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842" calcext:value-type="float">
            <text:p>43499,9842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8154" calcext:value-type="float">
            <text:p>43599,98154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7752" calcext:value-type="float">
            <text:p>43699,97752</text:p>
          </table:table-cell>
          <table:table-cell office:value-type="float" office:value="1331" calcext:value-type="float">
            <text:p>1331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826" calcext:value-type="float">
            <text:p>43799,9826</text:p>
          </table:table-cell>
          <table:table-cell office:value-type="float" office:value="1323" calcext:value-type="float">
            <text:p>1323</text:p>
          </table:table-cell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8616" calcext:value-type="float">
            <text:p>43899,9861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8388" calcext:value-type="float">
            <text:p>43999,98388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8672" calcext:value-type="float">
            <text:p>44099,98672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742" calcext:value-type="float">
            <text:p>44199,9742</text:p>
          </table:table-cell>
          <table:table-cell office:value-type="float" office:value="1296" calcext:value-type="float">
            <text:p>1296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8446" calcext:value-type="float">
            <text:p>44299,98446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0034" calcext:value-type="float">
            <text:p>44400,00034</text:p>
          </table:table-cell>
          <table:table-cell office:value-type="float" office:value="1313" calcext:value-type="float">
            <text:p>131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7578" calcext:value-type="float">
            <text:p>44499,97578</text:p>
          </table:table-cell>
          <table:table-cell office:value-type="float" office:value="1330" calcext:value-type="float">
            <text:p>1330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819" calcext:value-type="float">
            <text:p>44599,9819</text:p>
          </table:table-cell>
          <table:table-cell office:value-type="float" office:value="1304" calcext:value-type="float">
            <text:p>1304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7014" calcext:value-type="float">
            <text:p>44699,97014</text:p>
          </table:table-cell>
          <table:table-cell office:value-type="float" office:value="1307" calcext:value-type="float">
            <text:p>1307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00.02138" calcext:value-type="float">
            <text:p>44800,02138</text:p>
          </table:table-cell>
          <table:table-cell office:value-type="float" office:value="1298" calcext:value-type="float">
            <text:p>1298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0438" calcext:value-type="float">
            <text:p>44900,00438</text:p>
          </table:table-cell>
          <table:table-cell office:value-type="float" office:value="1297" calcext:value-type="float">
            <text:p>1297</text:p>
          </table:table-cell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7072" calcext:value-type="float">
            <text:p>44999,97072</text:p>
          </table:table-cell>
          <table:table-cell office:value-type="float" office:value="1298" calcext:value-type="float">
            <text:p>1298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4754" calcext:value-type="float">
            <text:p>45100,04754</text:p>
          </table:table-cell>
          <table:table-cell office:value-type="float" office:value="1298" calcext:value-type="float">
            <text:p>1298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7462" calcext:value-type="float">
            <text:p>45199,97462</text:p>
          </table:table-cell>
          <table:table-cell office:value-type="float" office:value="1288" calcext:value-type="float">
            <text:p>1288</text:p>
          </table:table-cell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9064" calcext:value-type="float">
            <text:p>45299,9906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9788" calcext:value-type="float">
            <text:p>45399,99788</text:p>
          </table:table-cell>
          <table:table-cell office:value-type="float" office:value="1324" calcext:value-type="float">
            <text:p>1324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3378" calcext:value-type="float">
            <text:p>45500,03378</text:p>
          </table:table-cell>
          <table:table-cell office:value-type="float" office:value="1329" calcext:value-type="float">
            <text:p>1329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7424" calcext:value-type="float">
            <text:p>45599,97424</text:p>
          </table:table-cell>
          <table:table-cell office:value-type="float" office:value="1323" calcext:value-type="float">
            <text:p>1323</text:p>
          </table:table-cell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7556" calcext:value-type="float">
            <text:p>45699,97556</text:p>
          </table:table-cell>
          <table:table-cell office:value-type="float" office:value="1301" calcext:value-type="float">
            <text:p>130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059" calcext:value-type="float">
            <text:p>45800,0059</text:p>
          </table:table-cell>
          <table:table-cell office:value-type="float" office:value="1299" calcext:value-type="float">
            <text:p>1299</text:p>
          </table:table-cell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4186" calcext:value-type="float">
            <text:p>45900,04186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879" calcext:value-type="float">
            <text:p>45999,9879</text:p>
          </table:table-cell>
          <table:table-cell office:value-type="float" office:value="1327" calcext:value-type="float">
            <text:p>132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0094" calcext:value-type="float">
            <text:p>46100,00094</text:p>
          </table:table-cell>
          <table:table-cell office:value-type="float" office:value="1300" calcext:value-type="float">
            <text:p>1300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7878" calcext:value-type="float">
            <text:p>46199,97878</text:p>
          </table:table-cell>
          <table:table-cell office:value-type="float" office:value="1298" calcext:value-type="float">
            <text:p>1298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3148" calcext:value-type="float">
            <text:p>46300,03148</text:p>
          </table:table-cell>
          <table:table-cell office:value-type="float" office:value="1305" calcext:value-type="float">
            <text:p>1305</text:p>
          </table:table-cell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797" calcext:value-type="float">
            <text:p>46399,9797</text:p>
          </table:table-cell>
          <table:table-cell office:value-type="float" office:value="1287" calcext:value-type="float">
            <text:p>128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6952" calcext:value-type="float">
            <text:p>46499,96952</text:p>
          </table:table-cell>
          <table:table-cell office:value-type="float" office:value="1297" calcext:value-type="float">
            <text:p>1297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9966" calcext:value-type="float">
            <text:p>46599,99966</text:p>
          </table:table-cell>
          <table:table-cell office:value-type="float" office:value="1303" calcext:value-type="float">
            <text:p>1303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1298" calcext:value-type="float">
            <text:p>46700,01298</text:p>
          </table:table-cell>
          <table:table-cell office:value-type="float" office:value="1331" calcext:value-type="float">
            <text:p>1331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6816" calcext:value-type="float">
            <text:p>46800,06816</text:p>
          </table:table-cell>
          <table:table-cell office:value-type="float" office:value="1298" calcext:value-type="float">
            <text:p>1298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754" calcext:value-type="float">
            <text:p>46899,9754</text:p>
          </table:table-cell>
          <table:table-cell office:value-type="float" office:value="1305" calcext:value-type="float">
            <text:p>1305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7744" calcext:value-type="float">
            <text:p>46999,97744</text:p>
          </table:table-cell>
          <table:table-cell office:value-type="float" office:value="1304" calcext:value-type="float">
            <text:p>1304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7932" calcext:value-type="float">
            <text:p>47099,97932</text:p>
          </table:table-cell>
          <table:table-cell office:value-type="float" office:value="1329" calcext:value-type="float">
            <text:p>1329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799" calcext:value-type="float">
            <text:p>47199,9799</text:p>
          </table:table-cell>
          <table:table-cell office:value-type="float" office:value="1322" calcext:value-type="float">
            <text:p>1322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0022" calcext:value-type="float">
            <text:p>47300,00022</text:p>
          </table:table-cell>
          <table:table-cell office:value-type="float" office:value="1322" calcext:value-type="float">
            <text:p>1322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8914" calcext:value-type="float">
            <text:p>47399,98914</text:p>
          </table:table-cell>
          <table:table-cell office:value-type="float" office:value="1298" calcext:value-type="float">
            <text:p>1298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9442" calcext:value-type="float">
            <text:p>47499,99442</text:p>
          </table:table-cell>
          <table:table-cell office:value-type="float" office:value="1298" calcext:value-type="float">
            <text:p>1298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8746" calcext:value-type="float">
            <text:p>47599,98746</text:p>
          </table:table-cell>
          <table:table-cell office:value-type="float" office:value="1322" calcext:value-type="float">
            <text:p>1322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8622" calcext:value-type="float">
            <text:p>47699,98622</text:p>
          </table:table-cell>
          <table:table-cell office:value-type="float" office:value="1303" calcext:value-type="float">
            <text:p>1303</text:p>
          </table:table-cell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9728" calcext:value-type="float">
            <text:p>47799,99728</text:p>
          </table:table-cell>
          <table:table-cell office:value-type="float" office:value="1290" calcext:value-type="float">
            <text:p>1290</text:p>
          </table:table-cell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8806" calcext:value-type="float">
            <text:p>47899,98806</text:p>
          </table:table-cell>
          <table:table-cell office:value-type="float" office:value="1287" calcext:value-type="float">
            <text:p>128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957" calcext:value-type="float">
            <text:p>47999,9957</text:p>
          </table:table-cell>
          <table:table-cell office:value-type="float" office:value="1329" calcext:value-type="float">
            <text:p>1329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7856" calcext:value-type="float">
            <text:p>48099,97856</text:p>
          </table:table-cell>
          <table:table-cell office:value-type="float" office:value="1297" calcext:value-type="float">
            <text:p>1297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777" calcext:value-type="float">
            <text:p>48199,9777</text:p>
          </table:table-cell>
          <table:table-cell office:value-type="float" office:value="1322" calcext:value-type="float">
            <text:p>1322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8358" calcext:value-type="float">
            <text:p>48299,98358</text:p>
          </table:table-cell>
          <table:table-cell office:value-type="float" office:value="1329" calcext:value-type="float">
            <text:p>132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6906" calcext:value-type="float">
            <text:p>48399,96906</text:p>
          </table:table-cell>
          <table:table-cell office:value-type="float" office:value="1304" calcext:value-type="float">
            <text:p>1304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9326" calcext:value-type="float">
            <text:p>48499,99326</text:p>
          </table:table-cell>
          <table:table-cell office:value-type="float" office:value="1298" calcext:value-type="float">
            <text:p>1298</text:p>
          </table:table-cell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8652" calcext:value-type="float">
            <text:p>48599,98652</text:p>
          </table:table-cell>
          <table:table-cell office:value-type="float" office:value="1329" calcext:value-type="float">
            <text:p>1329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700.0071" calcext:value-type="float">
            <text:p>48700,0071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694" calcext:value-type="float">
            <text:p>48799,969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7366" calcext:value-type="float">
            <text:p>48899,97366</text:p>
          </table:table-cell>
          <table:table-cell office:value-type="float" office:value="1305" calcext:value-type="float">
            <text:p>1305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7752" calcext:value-type="float">
            <text:p>48999,97752</text:p>
          </table:table-cell>
          <table:table-cell office:value-type="float" office:value="1331" calcext:value-type="float">
            <text:p>1331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8608" calcext:value-type="float">
            <text:p>49099,98608</text:p>
          </table:table-cell>
          <table:table-cell office:value-type="float" office:value="1295" calcext:value-type="float">
            <text:p>1295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200.00224" calcext:value-type="float">
            <text:p>49200,00224</text:p>
          </table:table-cell>
          <table:table-cell office:value-type="float" office:value="1298" calcext:value-type="float">
            <text:p>1298</text:p>
          </table:table-cell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6758" calcext:value-type="float">
            <text:p>49299,96758</text:p>
          </table:table-cell>
          <table:table-cell office:value-type="float" office:value="1321" calcext:value-type="float">
            <text:p>132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9302" calcext:value-type="float">
            <text:p>49399,99302</text:p>
          </table:table-cell>
          <table:table-cell office:value-type="float" office:value="1323" calcext:value-type="float">
            <text:p>1323</text:p>
          </table:table-cell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827" calcext:value-type="float">
            <text:p>49499,9827</text:p>
          </table:table-cell>
          <table:table-cell office:value-type="float" office:value="1305" calcext:value-type="float">
            <text:p>1305</text:p>
          </table:table-cell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7126" calcext:value-type="float">
            <text:p>49599,97126</text:p>
          </table:table-cell>
          <table:table-cell office:value-type="float" office:value="1304" calcext:value-type="float">
            <text:p>1304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366" calcext:value-type="float">
            <text:p>49699,98366</text:p>
          </table:table-cell>
          <table:table-cell office:value-type="float" office:value="1296" calcext:value-type="float">
            <text:p>1296</text:p>
          </table:table-cell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1106" calcext:value-type="float">
            <text:p>49800,01106</text:p>
          </table:table-cell>
          <table:table-cell office:value-type="float" office:value="1323" calcext:value-type="float">
            <text:p>1323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917" calcext:value-type="float">
            <text:p>49899,9917</text:p>
          </table:table-cell>
          <table:table-cell office:value-type="float" office:value="1323" calcext:value-type="float">
            <text:p>1323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7512" calcext:value-type="float">
            <text:p>49999,97512</text:p>
          </table:table-cell>
          <table:table-cell office:value-type="float" office:value="1304" calcext:value-type="float">
            <text:p>1304</text:p>
          </table:table-cell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8268" calcext:value-type="float">
            <text:p>50099,98268</text:p>
          </table:table-cell>
          <table:table-cell office:value-type="float" office:value="1296" calcext:value-type="float">
            <text:p>1296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200.04628" calcext:value-type="float">
            <text:p>50200,04628</text:p>
          </table:table-cell>
          <table:table-cell office:value-type="float" office:value="1322" calcext:value-type="float">
            <text:p>1322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908" calcext:value-type="float">
            <text:p>50299,9908</text:p>
          </table:table-cell>
          <table:table-cell office:value-type="float" office:value="1331" calcext:value-type="float">
            <text:p>1331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400.01358" calcext:value-type="float">
            <text:p>50400,01358</text:p>
          </table:table-cell>
          <table:table-cell office:value-type="float" office:value="1331" calcext:value-type="float">
            <text:p>1331</text:p>
          </table:table-cell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7102" calcext:value-type="float">
            <text:p>50499,97102</text:p>
          </table:table-cell>
          <table:table-cell office:value-type="float" office:value="1329" calcext:value-type="float">
            <text:p>1329</text:p>
          </table:table-cell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99.9748" calcext:value-type="float">
            <text:p>50599,9748</text:p>
          </table:table-cell>
          <table:table-cell office:value-type="float" office:value="1322" calcext:value-type="float">
            <text:p>1322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7368" calcext:value-type="float">
            <text:p>50699,97368</text:p>
          </table:table-cell>
          <table:table-cell office:value-type="float" office:value="1331" calcext:value-type="float">
            <text:p>1331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7228" calcext:value-type="float">
            <text:p>50799,97228</text:p>
          </table:table-cell>
          <table:table-cell office:value-type="float" office:value="1331" calcext:value-type="float">
            <text:p>1331</text:p>
          </table:table-cell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7374" calcext:value-type="float">
            <text:p>50899,97374</text:p>
          </table:table-cell>
          <table:table-cell office:value-type="float" office:value="1331" calcext:value-type="float">
            <text:p>1331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8164" calcext:value-type="float">
            <text:p>50999,98164</text:p>
          </table:table-cell>
          <table:table-cell office:value-type="float" office:value="1331" calcext:value-type="float">
            <text:p>1331</text:p>
          </table:table-cell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100.04008" calcext:value-type="float">
            <text:p>51100,04008</text:p>
          </table:table-cell>
          <table:table-cell office:value-type="float" office:value="1329" calcext:value-type="float">
            <text:p>1329</text:p>
          </table:table-cell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7612" calcext:value-type="float">
            <text:p>51199,97612</text:p>
          </table:table-cell>
          <table:table-cell office:value-type="float" office:value="1329" calcext:value-type="float">
            <text:p>132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99.9704" calcext:value-type="float">
            <text:p>51299,9704</text:p>
          </table:table-cell>
          <table:table-cell office:value-type="float" office:value="1304" calcext:value-type="float">
            <text:p>1304</text:p>
          </table:table-cell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400.03826" calcext:value-type="float">
            <text:p>51400,03826</text:p>
          </table:table-cell>
          <table:table-cell office:value-type="float" office:value="1296" calcext:value-type="float">
            <text:p>1296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7308" calcext:value-type="float">
            <text:p>51499,97308</text:p>
          </table:table-cell>
          <table:table-cell office:value-type="float" office:value="1322" calcext:value-type="float">
            <text:p>1322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0176" calcext:value-type="float">
            <text:p>51600,00176</text:p>
          </table:table-cell>
          <table:table-cell office:value-type="float" office:value="1322" calcext:value-type="float">
            <text:p>1322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7022" calcext:value-type="float">
            <text:p>51699,97022</text:p>
          </table:table-cell>
          <table:table-cell office:value-type="float" office:value="1329" calcext:value-type="float">
            <text:p>132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799.9989" calcext:value-type="float">
            <text:p>51799,9989</text:p>
          </table:table-cell>
          <table:table-cell office:value-type="float" office:value="1331" calcext:value-type="float">
            <text:p>1331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9076" calcext:value-type="float">
            <text:p>51899,99076</text:p>
          </table:table-cell>
          <table:table-cell office:value-type="float" office:value="1331" calcext:value-type="float">
            <text:p>1331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7418" calcext:value-type="float">
            <text:p>51999,97418</text:p>
          </table:table-cell>
          <table:table-cell office:value-type="float" office:value="1314" calcext:value-type="float">
            <text:p>1314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99.97154" calcext:value-type="float">
            <text:p>52099,97154</text:p>
          </table:table-cell>
          <table:table-cell office:value-type="float" office:value="1275" calcext:value-type="float">
            <text:p>1275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7752" calcext:value-type="float">
            <text:p>52199,97752</text:p>
          </table:table-cell>
          <table:table-cell office:value-type="float" office:value="1323" calcext:value-type="float">
            <text:p>1323</text:p>
          </table:table-cell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9334" calcext:value-type="float">
            <text:p>52299,99334</text:p>
          </table:table-cell>
          <table:table-cell office:value-type="float" office:value="1331" calcext:value-type="float">
            <text:p>133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400.01518" calcext:value-type="float">
            <text:p>52400,01518</text:p>
          </table:table-cell>
          <table:table-cell office:value-type="float" office:value="1329" calcext:value-type="float">
            <text:p>132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7086" calcext:value-type="float">
            <text:p>52499,97086</text:p>
          </table:table-cell>
          <table:table-cell office:value-type="float" office:value="1331" calcext:value-type="float">
            <text:p>1331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8016" calcext:value-type="float">
            <text:p>52599,98016</text:p>
          </table:table-cell>
          <table:table-cell office:value-type="float" office:value="1330" calcext:value-type="float">
            <text:p>1330</text:p>
          </table:table-cell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699.99328" calcext:value-type="float">
            <text:p>52699,99328</text:p>
          </table:table-cell>
          <table:table-cell office:value-type="float" office:value="1297" calcext:value-type="float">
            <text:p>1297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799.99316" calcext:value-type="float">
            <text:p>52799,99316</text:p>
          </table:table-cell>
          <table:table-cell office:value-type="float" office:value="1296" calcext:value-type="float">
            <text:p>1296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900.02412" calcext:value-type="float">
            <text:p>52900,02412</text:p>
          </table:table-cell>
          <table:table-cell office:value-type="float" office:value="1323" calcext:value-type="float">
            <text:p>1323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999.96554" calcext:value-type="float">
            <text:p>52999,96554</text:p>
          </table:table-cell>
          <table:table-cell office:value-type="float" office:value="1322" calcext:value-type="float">
            <text:p>1322</text:p>
          </table:table-cell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099.97572" calcext:value-type="float">
            <text:p>53099,97572</text:p>
          </table:table-cell>
          <table:table-cell office:value-type="float" office:value="1305" calcext:value-type="float">
            <text:p>1305</text:p>
          </table:table-cell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199.98788" calcext:value-type="float">
            <text:p>53199,98788</text:p>
          </table:table-cell>
          <table:table-cell office:value-type="float" office:value="1323" calcext:value-type="float">
            <text:p>1323</text:p>
          </table:table-cell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912" calcext:value-type="float">
            <text:p>53299,9912</text:p>
          </table:table-cell>
          <table:table-cell office:value-type="float" office:value="1330" calcext:value-type="float">
            <text:p>1330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399.97162" calcext:value-type="float">
            <text:p>53399,97162</text:p>
          </table:table-cell>
          <table:table-cell office:value-type="float" office:value="1331" calcext:value-type="float">
            <text:p>1331</text:p>
          </table:table-cell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500.01164" calcext:value-type="float">
            <text:p>53500,01164</text:p>
          </table:table-cell>
          <table:table-cell office:value-type="float" office:value="1330" calcext:value-type="float">
            <text:p>1330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600.00052" calcext:value-type="float">
            <text:p>53600,00052</text:p>
          </table:table-cell>
          <table:table-cell office:value-type="float" office:value="1294" calcext:value-type="float">
            <text:p>1294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700.00272" calcext:value-type="float">
            <text:p>53700,00272</text:p>
          </table:table-cell>
          <table:table-cell office:value-type="float" office:value="1329" calcext:value-type="float">
            <text:p>1329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799.98876" calcext:value-type="float">
            <text:p>53799,98876</text:p>
          </table:table-cell>
          <table:table-cell office:value-type="float" office:value="1323" calcext:value-type="float">
            <text:p>1323</text:p>
          </table:table-cell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899.97116" calcext:value-type="float">
            <text:p>53899,97116</text:p>
          </table:table-cell>
          <table:table-cell office:value-type="float" office:value="1331" calcext:value-type="float">
            <text:p>1331</text:p>
          </table:table-cell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000.0058" calcext:value-type="float">
            <text:p>54000,0058</text:p>
          </table:table-cell>
          <table:table-cell office:value-type="float" office:value="1331" calcext:value-type="float">
            <text:p>1331</text:p>
          </table:table-cell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099.9857" calcext:value-type="float">
            <text:p>54099,9857</text:p>
          </table:table-cell>
          <table:table-cell office:value-type="float" office:value="1331" calcext:value-type="float">
            <text:p>1331</text:p>
          </table:table-cell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8146" calcext:value-type="float">
            <text:p>54199,98146</text:p>
          </table:table-cell>
          <table:table-cell office:value-type="float" office:value="1314" calcext:value-type="float">
            <text:p>1314</text:p>
          </table:table-cell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299.9993" calcext:value-type="float">
            <text:p>54299,9993</text:p>
          </table:table-cell>
          <table:table-cell office:value-type="float" office:value="1298" calcext:value-type="float">
            <text:p>1298</text:p>
          </table:table-cell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99.97948" calcext:value-type="float">
            <text:p>54399,97948</text:p>
          </table:table-cell>
          <table:table-cell office:value-type="float" office:value="1292" calcext:value-type="float">
            <text:p>1292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500.00046" calcext:value-type="float">
            <text:p>54500,00046</text:p>
          </table:table-cell>
          <table:table-cell office:value-type="float" office:value="1331" calcext:value-type="float">
            <text:p>1331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599.97126" calcext:value-type="float">
            <text:p>54599,97126</text:p>
          </table:table-cell>
          <table:table-cell office:value-type="float" office:value="1305" calcext:value-type="float">
            <text:p>1305</text:p>
          </table:table-cell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9494" calcext:value-type="float">
            <text:p>54699,99494</text:p>
          </table:table-cell>
          <table:table-cell office:value-type="float" office:value="1298" calcext:value-type="float">
            <text:p>1298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99.98178" calcext:value-type="float">
            <text:p>54799,98178</text:p>
          </table:table-cell>
          <table:table-cell office:value-type="float" office:value="1323" calcext:value-type="float">
            <text:p>1323</text:p>
          </table:table-cell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899.97588" calcext:value-type="float">
            <text:p>54899,97588</text:p>
          </table:table-cell>
          <table:table-cell office:value-type="float" office:value="1331" calcext:value-type="float">
            <text:p>1331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99.96122" calcext:value-type="float">
            <text:p>54999,96122</text:p>
          </table:table-cell>
          <table:table-cell office:value-type="float" office:value="1330" calcext:value-type="float">
            <text:p>1330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099.98214" calcext:value-type="float">
            <text:p>55099,98214</text:p>
          </table:table-cell>
          <table:table-cell office:value-type="float" office:value="1297" calcext:value-type="float">
            <text:p>1297</text:p>
          </table:table-cell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199.99198" calcext:value-type="float">
            <text:p>55199,99198</text:p>
          </table:table-cell>
          <table:table-cell office:value-type="float" office:value="1294" calcext:value-type="float">
            <text:p>1294</text:p>
          </table:table-cell>
          <table:table-cell office:value-type="float" office:value="3105" calcext:value-type="float">
            <text:p>31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8:19.257409822</dc:date>
    <meta:editing-duration>PT4M40S</meta:editing-duration>
    <meta:editing-cycles>1</meta:editing-cycles>
    <meta:document-statistic meta:table-count="1" meta:cell-count="2192" meta:object-count="0"/>
    <meta:generator>LibreOffice/5.1.6.2$Linux_X86_64 LibreOffice_project/10m0$Build-2</meta:generator>
  </office:meta>
</office:document-meta>
</file>